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577830" table:style-name="ce9">
            <text:p>17.577.830</text:p>
          </table:table-cell>
          <table:table-cell office:value-type="float" office:value="16762469" table:style-name="ce9">
            <text:p>16.762.469</text:p>
          </table:table-cell>
          <table:table-cell office:value-type="percentage" office:value="0.95361424021053798" table:style-name="ce10">
            <text:p>95,36%</text:p>
          </table:table-cell>
          <table:table-cell office:value-type="float" office:value="7444500" table:style-name="ce8">
            <text:p>7.444.500</text:p>
          </table:table-cell>
          <table:table-cell office:value-type="float" office:value="7030553" table:style-name="ce8">
            <text:p>7.030.553</text:p>
          </table:table-cell>
          <table:table-cell office:value-type="float" office:value="3914135" table:style-name="ce8">
            <text:p>3.914.135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38000" table:style-name="ce7">
            <text:p>138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82921" table:style-name="ce14">
            <text:p>2.782.921</text:p>
          </table:table-cell>
          <table:table-cell office:value-type="float" office:value="2590826" table:style-name="ce14">
            <text:p>2.590.826</text:p>
          </table:table-cell>
          <table:table-cell office:value-type="percentage" office:value="0.93097360650913197" table:style-name="ce15">
            <text:p>93,10%</text:p>
          </table:table-cell>
          <table:table-cell office:value-type="float" office:value="1144656" table:style-name="ce13">
            <text:p>1.144.656</text:p>
          </table:table-cell>
          <table:table-cell office:value-type="float" office:value="1090943" table:style-name="ce13">
            <text:p>1.090.943</text:p>
          </table:table-cell>
          <table:table-cell office:value-type="float" office:value="664561" table:style-name="ce13">
            <text:p>664.561</text:p>
          </table:table-cell>
          <table:table-cell office:value-type="date" office:date-value="2022-02-19T00:00:00" table:style-name="ce16">
            <text:p>1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02000" table:style-name="ce7">
            <text:p>102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57665" table:style-name="ce14">
            <text:p>2.457.665</text:p>
          </table:table-cell>
          <table:table-cell office:value-type="float" office:value="2246442.5" table:style-name="ce14">
            <text:p>2.246.443</text:p>
          </table:table-cell>
          <table:table-cell office:value-type="percentage" office:value="0.91405561783237343" table:style-name="ce15">
            <text:p>91,41%</text:p>
          </table:table-cell>
          <table:table-cell office:value-type="float" office:value="924319" table:style-name="ce13">
            <text:p>924.319</text:p>
          </table:table-cell>
          <table:table-cell office:value-type="float" office:value="884702" table:style-name="ce13">
            <text:p>884.702</text:p>
          </table:table-cell>
          <table:table-cell office:value-type="float" office:value="705170" table:style-name="ce13">
            <text:p>705.170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57774" table:style-name="ce14">
            <text:p>2.257.774</text:p>
          </table:table-cell>
          <table:table-cell office:value-type="float" office:value="1993797" table:style-name="ce14">
            <text:p>1.993.797</text:p>
          </table:table-cell>
          <table:table-cell office:value-type="percentage" office:value="0.8830808575171829" table:style-name="ce15">
            <text:p>88,31%</text:p>
          </table:table-cell>
          <table:table-cell office:value-type="float" office:value="925221" table:style-name="ce13">
            <text:p>925.221</text:p>
          </table:table-cell>
          <table:table-cell office:value-type="float" office:value="886767" table:style-name="ce13">
            <text:p>886.767</text:p>
          </table:table-cell>
          <table:table-cell office:value-type="float" office:value="444069" table:style-name="ce13">
            <text:p>444.069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204000" table:style-name="ce7">
            <text:p>20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60600" table:style-name="ce14">
            <text:p>4.360.600</text:p>
          </table:table-cell>
          <table:table-cell office:value-type="float" office:value="4039577" table:style-name="ce14">
            <text:p>4.039.577</text:p>
          </table:table-cell>
          <table:table-cell office:value-type="percentage" office:value="0.9263810026143191" table:style-name="ce15">
            <text:p>92,64%</text:p>
          </table:table-cell>
          <table:table-cell office:value-type="float" office:value="1810768" table:style-name="ce13">
            <text:p>1.810.768</text:p>
          </table:table-cell>
          <table:table-cell office:value-type="float" office:value="1700311" table:style-name="ce13">
            <text:p>1.700.311</text:p>
          </table:table-cell>
          <table:table-cell office:value-type="float" office:value="928738" table:style-name="ce13">
            <text:p>928.738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33724.5" table:style-name="ce14">
            <text:p>1.233.725</text:p>
          </table:table-cell>
          <table:table-cell office:value-type="percentage" office:value="0.95460696848474536" table:style-name="ce15">
            <text:p>95,46%</text:p>
          </table:table-cell>
          <table:table-cell office:value-type="float" office:value="517267" table:style-name="ce13">
            <text:p>517.267</text:p>
          </table:table-cell>
          <table:table-cell office:value-type="float" office:value="494990" table:style-name="ce13">
            <text:p>494.990</text:p>
          </table:table-cell>
          <table:table-cell office:value-type="float" office:value="342917" table:style-name="ce13">
            <text:p>342.917</text:p>
          </table:table-cell>
          <table:table-cell office:value-type="date" office:date-value="2022-02-17T00:00:00" table:style-name="ce16">
            <text:p>1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58000" table:style-name="ce7">
            <text:p>258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58738" table:style-name="ce14">
            <text:p>5.658.738</text:p>
          </table:table-cell>
          <table:table-cell office:value-type="float" office:value="5206964" table:style-name="ce14">
            <text:p>5.206.964</text:p>
          </table:table-cell>
          <table:table-cell office:value-type="percentage" office:value="0.92016347107782692" table:style-name="ce15">
            <text:p>92,02%</text:p>
          </table:table-cell>
          <table:table-cell office:value-type="float" office:value="2139471" table:style-name="ce13">
            <text:p>2.139.471</text:p>
          </table:table-cell>
          <table:table-cell office:value-type="float" office:value="2043330" table:style-name="ce13">
            <text:p>2.043.330</text:p>
          </table:table-cell>
          <table:table-cell office:value-type="float" office:value="1457428" table:style-name="ce13">
            <text:p>1.457.428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34000" table:style-name="ce7">
            <text:p>23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10785" table:style-name="ce14">
            <text:p>4.310.785</text:p>
          </table:table-cell>
          <table:table-cell office:value-type="float" office:value="3867017" table:style-name="ce14">
            <text:p>3.867.017</text:p>
          </table:table-cell>
          <table:table-cell office:value-type="percentage" office:value="0.89705633660690576" table:style-name="ce15">
            <text:p>89,71%</text:p>
          </table:table-cell>
          <table:table-cell office:value-type="float" office:value="1755818" table:style-name="ce13">
            <text:p>1.755.818</text:p>
          </table:table-cell>
          <table:table-cell office:value-type="float" office:value="1639656" table:style-name="ce13">
            <text:p>1.639.656</text:p>
          </table:table-cell>
          <table:table-cell office:value-type="float" office:value="994484" table:style-name="ce13">
            <text:p>994.484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851511" table:style-name="ce14">
            <text:p>13.851.511</text:p>
          </table:table-cell>
          <table:table-cell office:value-type="percentage" office:value="0.94141189583751028" table:style-name="ce15">
            <text:p>94,14%</text:p>
          </table:table-cell>
          <table:table-cell office:value-type="float" office:value="6466698" table:style-name="ce13">
            <text:p>6.466.698</text:p>
          </table:table-cell>
          <table:table-cell office:value-type="float" office:value="6159720" table:style-name="ce13">
            <text:p>6.159.720</text:p>
          </table:table-cell>
          <table:table-cell office:value-type="float" office:value="3524555" table:style-name="ce13">
            <text:p>3.524.555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912000" table:style-name="ce7">
            <text:p>912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1081215" table:style-name="ce14">
            <text:p>11.081.215</text:p>
          </table:table-cell>
          <table:table-cell office:value-type="float" office:value="9825026.5" table:style-name="ce14">
            <text:p>9.825.027</text:p>
          </table:table-cell>
          <table:table-cell office:value-type="percentage" office:value="0.886638017582007" table:style-name="ce15">
            <text:p>88,66%</text:p>
          </table:table-cell>
          <table:table-cell office:value-type="float" office:value="4404413" table:style-name="ce13">
            <text:p>4.404.413</text:p>
          </table:table-cell>
          <table:table-cell office:value-type="float" office:value="4128269" table:style-name="ce13">
            <text:p>4.128.269</text:p>
          </table:table-cell>
          <table:table-cell office:value-type="float" office:value="2772304" table:style-name="ce13">
            <text:p>2.772.304</text:p>
          </table:table-cell>
          <table:table-cell office:value-type="date" office:date-value="2022-02-19T00:00:00" table:style-name="ce16">
            <text:p>1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126000" table:style-name="ce7">
            <text:p>12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51228" table:style-name="ce14">
            <text:p>2.251.228</text:p>
          </table:table-cell>
          <table:table-cell office:value-type="float" office:value="2256236" table:style-name="ce14">
            <text:p>2.256.236</text:p>
          </table:table-cell>
          <table:table-cell office:value-type="percentage" office:value="1" table:style-name="ce15">
            <text:p>100,00%</text:p>
          </table:table-cell>
          <table:table-cell office:value-type="float" office:value="961113" table:style-name="ce13">
            <text:p>961.113</text:p>
          </table:table-cell>
          <table:table-cell office:value-type="float" office:value="910764" table:style-name="ce13">
            <text:p>910.764</text:p>
          </table:table-cell>
          <table:table-cell office:value-type="float" office:value="602785" table:style-name="ce13">
            <text:p>602.785</text:p>
          </table:table-cell>
          <table:table-cell office:value-type="date" office:date-value="2022-02-19T00:00:00" table:style-name="ce16">
            <text:p>1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76000" table:style-name="ce7">
            <text:p>27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79374" table:style-name="ce14">
            <text:p>6.079.374</text:p>
          </table:table-cell>
          <table:table-cell office:value-type="float" office:value="5997652" table:style-name="ce14">
            <text:p>5.997.652</text:p>
          </table:table-cell>
          <table:table-cell office:value-type="percentage" office:value="0.98655749753181821" table:style-name="ce15">
            <text:p>98,66%</text:p>
          </table:table-cell>
          <table:table-cell office:value-type="float" office:value="2467060" table:style-name="ce13">
            <text:p>2.467.060</text:p>
          </table:table-cell>
          <table:table-cell office:value-type="float" office:value="2355535" table:style-name="ce13">
            <text:p>2.355.535</text:p>
          </table:table-cell>
          <table:table-cell office:value-type="float" office:value="1907964" table:style-name="ce13">
            <text:p>1.907.964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2000" table:style-name="ce7">
            <text:p>42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78745" table:style-name="ce14">
            <text:p>678.745</text:p>
          </table:table-cell>
          <table:table-cell office:value-type="float" office:value="623394" table:style-name="ce14">
            <text:p>623.394</text:p>
          </table:table-cell>
          <table:table-cell office:value-type="percentage" office:value="0.91845096464799003" table:style-name="ce15">
            <text:p>91,85%</text:p>
          </table:table-cell>
          <table:table-cell office:value-type="float" office:value="282284" table:style-name="ce13">
            <text:p>282.284</text:p>
          </table:table-cell>
          <table:table-cell office:value-type="float" office:value="265777" table:style-name="ce13">
            <text:p>265.777</text:p>
          </table:table-cell>
          <table:table-cell office:value-type="float" office:value="158603" table:style-name="ce13">
            <text:p>158.603</text:p>
          </table:table-cell>
          <table:table-cell office:value-type="date" office:date-value="2022-02-18T00:00:00" table:style-name="ce16">
            <text:p>1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869364" table:style-name="ce14">
            <text:p>12.869.364</text:p>
          </table:table-cell>
          <table:table-cell office:value-type="percentage" office:value="1" table:style-name="ce15">
            <text:p>100,00%</text:p>
          </table:table-cell>
          <table:table-cell office:value-type="float" office:value="5754023" table:style-name="ce13">
            <text:p>5.754.023</text:p>
          </table:table-cell>
          <table:table-cell office:value-type="float" office:value="5427187" table:style-name="ce13">
            <text:p>5.427.187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86000" table:style-name="ce7">
            <text:p>186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97735" table:style-name="ce14">
            <text:p>2.897.735</text:p>
          </table:table-cell>
          <table:table-cell office:value-type="float" office:value="2749401.5" table:style-name="ce14">
            <text:p>2.749.402</text:p>
          </table:table-cell>
          <table:table-cell office:value-type="percentage" office:value="0.94881053650523595" table:style-name="ce15">
            <text:p>94,88%</text:p>
          </table:table-cell>
          <table:table-cell office:value-type="float" office:value="1297596" table:style-name="ce13">
            <text:p>1.297.596</text:p>
          </table:table-cell>
          <table:table-cell office:value-type="float" office:value="1217460" table:style-name="ce13">
            <text:p>1.217.460</text:p>
          </table:table-cell>
          <table:table-cell office:value-type="float" office:value="657787" table:style-name="ce13">
            <text:p>657.787</text:p>
          </table:table-cell>
          <table:table-cell office:value-type="date" office:date-value="2022-02-18T00:00:00" table:style-name="ce16">
            <text:p>1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2000" table:style-name="ce7">
            <text:p>72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8767" table:style-name="ce14">
            <text:p>1.378.767</text:p>
          </table:table-cell>
          <table:table-cell office:value-type="float" office:value="1280230.5" table:style-name="ce14">
            <text:p>1.280.231</text:p>
          </table:table-cell>
          <table:table-cell office:value-type="percentage" office:value="0.92853288481665142" table:style-name="ce15">
            <text:p>92,85%</text:p>
          </table:table-cell>
          <table:table-cell office:value-type="float" office:value="565636" table:style-name="ce13">
            <text:p>565.636</text:p>
          </table:table-cell>
          <table:table-cell office:value-type="float" office:value="542366" table:style-name="ce13">
            <text:p>542.366</text:p>
          </table:table-cell>
          <table:table-cell office:value-type="float" office:value="332650" table:style-name="ce13">
            <text:p>332.650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18920.5" table:style-name="ce14">
            <text:p>4.318.921</text:p>
          </table:table-cell>
          <table:table-cell office:value-type="percentage" office:value="0.92422766506776688" table:style-name="ce15">
            <text:p>92,42%</text:p>
          </table:table-cell>
          <table:table-cell office:value-type="float" office:value="1939498" table:style-name="ce13">
            <text:p>1.939.498</text:p>
          </table:table-cell>
          <table:table-cell office:value-type="float" office:value="1852628" table:style-name="ce13">
            <text:p>1.852.628</text:p>
          </table:table-cell>
          <table:table-cell office:value-type="float" office:value="1133349" table:style-name="ce13">
            <text:p>1.133.349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8877.5" table:style-name="ce14">
            <text:p>148.878</text:p>
          </table:table-cell>
          <table:table-cell office:value-type="percentage" office:value="0.89853581106772329" table:style-name="ce15">
            <text:p>89,85%</text:p>
          </table:table-cell>
          <table:table-cell office:value-type="float" office:value="69205" table:style-name="ce13">
            <text:p>69.205</text:p>
          </table:table-cell>
          <table:table-cell office:value-type="float" office:value="64402" table:style-name="ce13">
            <text:p>64.402</text:p>
          </table:table-cell>
          <table:table-cell office:value-type="float" office:value="31739" table:style-name="ce13">
            <text:p>31.739</text:p>
          </table:table-cell>
          <table:table-cell office:value-type="date" office:date-value="2022-02-19T00:00:00" table:style-name="ce16">
            <text:p>19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134" table:style-name="ce14">
            <text:p>136.134</text:p>
          </table:table-cell>
          <table:table-cell office:value-type="percentage" office:value="0.86280897452148564" table:style-name="ce15">
            <text:p>86,28%</text:p>
          </table:table-cell>
          <table:table-cell office:value-type="float" office:value="65133" table:style-name="ce13">
            <text:p>65.133</text:p>
          </table:table-cell>
          <table:table-cell office:value-type="float" office:value="60424" table:style-name="ce13">
            <text:p>60.424</text:p>
          </table:table-cell>
          <table:table-cell office:value-type="float" office:value="25976" table:style-name="ce13">
            <text:p>25.976</text:p>
          </table:table-cell>
          <table:table-cell office:value-type="date" office:date-value="2022-02-18T00:00:00" table:style-name="ce17">
            <text:p>1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1036" table:style-name="ce14">
            <text:p>201.036</text:p>
          </table:table-cell>
          <table:table-cell office:value-type="percentage" office:value="0.94593602665085685" table:style-name="ce15">
            <text:p>94,59%</text:p>
          </table:table-cell>
          <table:table-cell office:value-type="float" office:value="95063" table:style-name="ce13">
            <text:p>95.063</text:p>
          </table:table-cell>
          <table:table-cell office:value-type="float" office:value="90982" table:style-name="ce13">
            <text:p>90.982</text:p>
          </table:table-cell>
          <table:table-cell office:value-type="float" office:value="41579" table:style-name="ce13">
            <text:p>41.579</text:p>
          </table:table-cell>
          <table:table-cell office:value-type="date" office:date-value="2022-02-18T00:00:00" table:style-name="ce17">
            <text:p>1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75" table:style-name="ce14">
            <text:p>12.275</text:p>
          </table:table-cell>
          <table:table-cell office:value-type="float" office:value="12229" table:style-name="ce14">
            <text:p>12.229</text:p>
          </table:table-cell>
          <table:table-cell office:value-type="percentage" office:value="0.99625254582484724" table:style-name="ce15">
            <text:p>99,63%</text:p>
          </table:table-cell>
          <table:table-cell office:value-type="float" office:value="8042" table:style-name="ce13">
            <text:p>8.042</text:p>
          </table:table-cell>
          <table:table-cell office:value-type="float" office:value="7530" table:style-name="ce13">
            <text:p>7.530</text:p>
          </table:table-cell>
          <table:table-cell office:value-type="float" office:value="2876" table:style-name="ce13">
            <text:p>2.876</text:p>
          </table:table-cell>
          <table:table-cell office:value-type="date" office:date-value="2022-02-18T00:00:00" table:style-name="ce17">
            <text:p>1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17317" table:style-name="ce19">
            <text:p>63.217.317</text:p>
          </table:table-cell>
          <table:table-cell office:value-type="float" office:value="5016000" table:style-name="ce19">
            <text:p>5.016.000</text:p>
          </table:table-cell>
          <table:table-cell office:value-type="float" office:value="18495040" table:style-name="ce20">
            <text:p>18.495.0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7851787" table:style-name="ce23">
            <text:p>97.851.787</text:p>
          </table:table-cell>
          <table:table-cell office:value-type="float" office:value="92210829.5" table:style-name="ce23">
            <text:p>92.210.830</text:p>
          </table:table-cell>
          <table:table-cell office:value-type="percentage" office:value="0.94235202367842297" table:style-name="ce24">
            <text:p>94,24%</text:p>
          </table:table-cell>
          <table:table-cell office:value-type="float" office:value="41037784" table:style-name="ce23">
            <text:p>41.037.784</text:p>
          </table:table-cell>
          <table:table-cell office:value-type="float" office:value="38854296" table:style-name="ce23">
            <text:p>38.854.296</text:p>
          </table:table-cell>
          <table:table-cell office:value-type="float" office:value="23825486" table:style-name="ce23">
            <text:p>23.825.486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3579" table:style-name="ce32">
            <text:p>7.033.579</text:p>
          </table:table-cell>
          <table:table-cell office:value-type="percentage" office:value="0.93681064410585768" table:style-name="ce33">
            <text:p>93,7%</text:p>
          </table:table-cell>
          <table:table-cell office:value-type="float" office:value="6917507" table:style-name="ce32">
            <text:p>6.917.507</text:p>
          </table:table-cell>
          <table:table-cell office:value-type="percentage" office:value="0.92135087816270766" table:style-name="ce33">
            <text:p>92,1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083" table:style-name="ce32">
            <text:p>1.095.083</text:p>
          </table:table-cell>
          <table:table-cell office:value-type="percentage" office:value="0.92069584196507848" table:style-name="ce33">
            <text:p>92,1%</text:p>
          </table:table-cell>
          <table:table-cell office:value-type="float" office:value="1076145" table:style-name="ce32">
            <text:p>1.076.145</text:p>
          </table:table-cell>
          <table:table-cell office:value-type="percentage" office:value="0.90477363528747079" table:style-name="ce33">
            <text:p>90,5%</text:p>
          </table:table-cell>
          <table:table-cell office:value-type="date" office:date-value="2022-02-19T00:00:00" table:style-name="ce34">
            <text:p>1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324" table:style-name="ce32">
            <text:p>884.324</text:p>
          </table:table-cell>
          <table:table-cell office:value-type="percentage" office:value="0.95042920230813788" table:style-name="ce33">
            <text:p>95,0%</text:p>
          </table:table-cell>
          <table:table-cell office:value-type="float" office:value="873771" table:style-name="ce32">
            <text:p>873.771</text:p>
          </table:table-cell>
          <table:table-cell office:value-type="percentage" office:value="0.93908734189051069" table:style-name="ce33">
            <text:p>93,9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961" table:style-name="ce32">
            <text:p>895.961</text:p>
          </table:table-cell>
          <table:table-cell office:value-type="percentage" office:value="0.82715265231211232" table:style-name="ce33">
            <text:p>82,7%</text:p>
          </table:table-cell>
          <table:table-cell office:value-type="float" office:value="881225" table:style-name="ce32">
            <text:p>881.225</text:p>
          </table:table-cell>
          <table:table-cell office:value-type="percentage" office:value="0.81354835314677887" table:style-name="ce33">
            <text:p>81,4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9822" table:style-name="ce32">
            <text:p>1.739.822</text:p>
          </table:table-cell>
          <table:table-cell office:value-type="percentage" office:value="0.85557456480484761" table:style-name="ce33">
            <text:p>85,6%</text:p>
          </table:table-cell>
          <table:table-cell office:value-type="float" office:value="1685117" table:style-name="ce32">
            <text:p>1.685.117</text:p>
          </table:table-cell>
          <table:table-cell office:value-type="percentage" office:value="0.82867284349792703" table:style-name="ce33">
            <text:p>82,9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685" table:style-name="ce32">
            <text:p>493.685</text:p>
          </table:table-cell>
          <table:table-cell office:value-type="percentage" office:value="0.9366734843339114" table:style-name="ce33">
            <text:p>93,7%</text:p>
          </table:table-cell>
          <table:table-cell office:value-type="float" office:value="489317" table:style-name="ce32">
            <text:p>489.317</text:p>
          </table:table-cell>
          <table:table-cell office:value-type="percentage" office:value="0.92838603428059696" table:style-name="ce33">
            <text:p>92,8%</text:p>
          </table:table-cell>
          <table:table-cell office:value-type="date" office:date-value="2022-02-17T00:00:00" table:style-name="ce34">
            <text:p>1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5483" table:style-name="ce32">
            <text:p>2.045.483</text:p>
          </table:table-cell>
          <table:table-cell office:value-type="percentage" office:value="0.94168632078186165" table:style-name="ce33">
            <text:p>94,2%</text:p>
          </table:table-cell>
          <table:table-cell office:value-type="float" office:value="2010645" table:style-name="ce32">
            <text:p>2.010.645</text:p>
          </table:table-cell>
          <table:table-cell office:value-type="percentage" office:value="0.92564782618503616" table:style-name="ce33">
            <text:p>92,6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144" table:style-name="ce32">
            <text:p>1.662.144</text:p>
          </table:table-cell>
          <table:table-cell office:value-type="percentage" office:value="0.91523620629464975" table:style-name="ce33">
            <text:p>91,5%</text:p>
          </table:table-cell>
          <table:table-cell office:value-type="float" office:value="1613086" table:style-name="ce32">
            <text:p>1.613.086</text:p>
          </table:table-cell>
          <table:table-cell office:value-type="percentage" office:value="0.88822310886843214" table:style-name="ce33">
            <text:p>88,8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9644" table:style-name="ce32">
            <text:p>6.239.644</text:p>
          </table:table-cell>
          <table:table-cell office:value-type="percentage" office:value="0.91997392078985452" table:style-name="ce33">
            <text:p>92,0%</text:p>
          </table:table-cell>
          <table:table-cell office:value-type="float" office:value="6105759" table:style-name="ce32">
            <text:p>6.105.759</text:p>
          </table:table-cell>
          <table:table-cell office:value-type="percentage" office:value="0.90023389902179374" table:style-name="ce33">
            <text:p>90,0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71972" table:style-name="ce32">
            <text:p>4.171.972</text:p>
          </table:table-cell>
          <table:table-cell office:value-type="percentage" office:value="0.92875063501413391" table:style-name="ce33">
            <text:p>92,9%</text:p>
          </table:table-cell>
          <table:table-cell office:value-type="float" office:value="4103328" table:style-name="ce32">
            <text:p>4.103.328</text:p>
          </table:table-cell>
          <table:table-cell office:value-type="percentage" office:value="0.91346933432709432" table:style-name="ce33">
            <text:p>91,3%</text:p>
          </table:table-cell>
          <table:table-cell office:value-type="date" office:date-value="2022-02-19T00:00:00" table:style-name="ce34">
            <text:p>1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208" table:style-name="ce32">
            <text:p>909.208</text:p>
          </table:table-cell>
          <table:table-cell office:value-type="percentage" office:value="0.95717188306014378" table:style-name="ce33">
            <text:p>95,7%</text:p>
          </table:table-cell>
          <table:table-cell office:value-type="float" office:value="896891" table:style-name="ce32">
            <text:p>896.891</text:p>
          </table:table-cell>
          <table:table-cell office:value-type="percentage" office:value="0.94420511848740385" table:style-name="ce33">
            <text:p>94,4%</text:p>
          </table:table-cell>
          <table:table-cell office:value-type="date" office:date-value="2022-02-19T00:00:00" table:style-name="ce34">
            <text:p>19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999" table:style-name="ce32">
            <text:p>2.339.999</text:p>
          </table:table-cell>
          <table:table-cell office:value-type="percentage" office:value="0.95271905728001849" table:style-name="ce33">
            <text:p>95,3%</text:p>
          </table:table-cell>
          <table:table-cell office:value-type="float" office:value="2323065" table:style-name="ce32">
            <text:p>2.323.065</text:p>
          </table:table-cell>
          <table:table-cell office:value-type="percentage" office:value="0.94582446266011488" table:style-name="ce33">
            <text:p>94,6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526" table:style-name="ce32">
            <text:p>268.526</text:p>
          </table:table-cell>
          <table:table-cell office:value-type="percentage" office:value="0.95398235747604621" table:style-name="ce33">
            <text:p>95,4%</text:p>
          </table:table-cell>
          <table:table-cell office:value-type="float" office:value="262085" table:style-name="ce32">
            <text:p>262.085</text:p>
          </table:table-cell>
          <table:table-cell office:value-type="percentage" office:value="0.93109965574696518" table:style-name="ce33">
            <text:p>93,1%</text:p>
          </table:table-cell>
          <table:table-cell office:value-type="date" office:date-value="2022-02-18T00:00:00" table:style-name="ce34">
            <text:p>1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86" table:style-name="ce32">
            <text:p>1.232.286</text:p>
          </table:table-cell>
          <table:table-cell office:value-type="percentage" office:value="0.93524051808799846" table:style-name="ce33">
            <text:p>93,5%</text:p>
          </table:table-cell>
          <table:table-cell office:value-type="float" office:value="1201041" table:style-name="ce32">
            <text:p>1.201.041</text:p>
          </table:table-cell>
          <table:table-cell office:value-type="percentage" office:value="0.91152719992349807" table:style-name="ce33">
            <text:p>91,2%</text:p>
          </table:table-cell>
          <table:table-cell office:value-type="date" office:date-value="2022-02-18T00:00:00" table:style-name="ce34">
            <text:p>1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284" table:style-name="ce32">
            <text:p>539.284</text:p>
          </table:table-cell>
          <table:table-cell office:value-type="percentage" office:value="0.92952114365690297" table:style-name="ce33">
            <text:p>93,0%</text:p>
          </table:table-cell>
          <table:table-cell office:value-type="float" office:value="534163" table:style-name="ce32">
            <text:p>534.163</text:p>
          </table:table-cell>
          <table:table-cell office:value-type="percentage" office:value="0.92069448131077913" table:style-name="ce33">
            <text:p>92,1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0292" table:style-name="ce32">
            <text:p>1.860.292</text:p>
          </table:table-cell>
          <table:table-cell office:value-type="percentage" office:value="0.9514328836217103" table:style-name="ce33">
            <text:p>95,1%</text:p>
          </table:table-cell>
          <table:table-cell office:value-type="float" office:value="1830055" table:style-name="ce32">
            <text:p>1.830.055</text:p>
          </table:table-cell>
          <table:table-cell office:value-type="percentage" office:value="0.93596838874559962" table:style-name="ce33">
            <text:p>93,6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52" table:style-name="ce32">
            <text:p>66.352</text:p>
          </table:table-cell>
          <table:table-cell office:value-type="percentage" office:value="0.93415365554914187" table:style-name="ce33">
            <text:p>93,4%</text:p>
          </table:table-cell>
          <table:table-cell office:value-type="float" office:value="63556" table:style-name="ce32">
            <text:p>63.556</text:p>
          </table:table-cell>
          <table:table-cell office:value-type="percentage" office:value="0.89478945219558204" table:style-name="ce33">
            <text:p>89,5%</text:p>
          </table:table-cell>
          <table:table-cell office:value-type="date" office:date-value="2022-02-19T00:00:00" table:style-name="ce34">
            <text:p>19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78" table:style-name="ce32">
            <text:p>61.778</text:p>
          </table:table-cell>
          <table:table-cell office:value-type="percentage" office:value="0.90496000937509158" table:style-name="ce33">
            <text:p>90,5%</text:p>
          </table:table-cell>
          <table:table-cell office:value-type="float" office:value="59425" table:style-name="ce32">
            <text:p>59.425</text:p>
          </table:table-cell>
          <table:table-cell office:value-type="percentage" office:value="0.87049189933495441" table:style-name="ce33">
            <text:p>87,0%</text:p>
          </table:table-cell>
          <table:table-cell office:value-type="date" office:date-value="2022-02-18T00:00:00" table:style-name="ce34">
            <text:p>1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63" table:style-name="ce32">
            <text:p>95.063</text:p>
          </table:table-cell>
          <table:table-cell office:value-type="string" table:style-name="ce33">
            <text:p>-</text:p>
          </table:table-cell>
          <table:table-cell office:value-type="float" office:value="90982" table:style-name="ce32">
            <text:p>90.982</text:p>
          </table:table-cell>
          <table:table-cell office:value-type="string" table:style-name="ce33">
            <text:p>-</text:p>
          </table:table-cell>
          <table:table-cell office:value-type="date" office:date-value="2022-02-18T00:00:00" table:style-name="ce34">
            <text:p>1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42" table:style-name="ce32">
            <text:p>8.042</text:p>
          </table:table-cell>
          <table:table-cell office:value-type="string" table:style-name="ce33">
            <text:p>-</text:p>
          </table:table-cell>
          <table:table-cell office:value-type="float" office:value="7530" table:style-name="ce32">
            <text:p>7.530</text:p>
          </table:table-cell>
          <table:table-cell office:value-type="string" table:style-name="ce33">
            <text:p>-</text:p>
          </table:table-cell>
          <table:table-cell office:value-type="date" office:date-value="2022-02-18T00:00:00" table:style-name="ce34">
            <text:p>1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66948" table:style-name="ce35">
            <text:p>39.166.948</text:p>
          </table:table-cell>
          <table:table-cell office:value-type="percentage" office:value="0.92845602372765712" table:style-name="ce36">
            <text:p>92,8%</text:p>
          </table:table-cell>
          <table:table-cell office:value-type="float" office:value="38406538" table:style-name="ce35">
            <text:p>38.406.538</text:p>
          </table:table-cell>
          <table:table-cell office:value-type="percentage" office:value="0.91043043631138088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57" table:style-name="ce45">
            <text:p>435.457</text:p>
          </table:table-cell>
          <table:table-cell office:value-type="percentage" office:value="1" table:style-name="ce46">
            <text:p>100,0%</text:p>
          </table:table-cell>
          <table:table-cell office:value-type="float" office:value="656475" table:style-name="ce45">
            <text:p>656.475</text:p>
          </table:table-cell>
          <table:table-cell office:value-type="percentage" office:value="1" table:style-name="ce46">
            <text:p>100,0%</text:p>
          </table:table-cell>
          <table:table-cell office:value-type="float" office:value="937364" table:style-name="ce45">
            <text:p>937.364</text:p>
          </table:table-cell>
          <table:table-cell office:value-type="percentage" office:value="0.97822545550176421" table:style-name="ce46">
            <text:p>97,8%</text:p>
          </table:table-cell>
          <table:table-cell office:value-type="float" office:value="1229302" table:style-name="ce45">
            <text:p>1.229.302</text:p>
          </table:table-cell>
          <table:table-cell office:value-type="percentage" office:value="0.95473018994385639" table:style-name="ce46">
            <text:p>95,5%</text:p>
          </table:table-cell>
          <table:table-cell office:value-type="float" office:value="1276554" table:style-name="ce45">
            <text:p>1.276.554</text:p>
          </table:table-cell>
          <table:table-cell office:value-type="percentage" office:value="0.92214173437662528" table:style-name="ce46">
            <text:p>92,2%</text:p>
          </table:table-cell>
          <table:table-cell office:value-type="float" office:value="967310" table:style-name="ce45">
            <text:p>967.310</text:p>
          </table:table-cell>
          <table:table-cell office:value-type="percentage" office:value="0.87795761921920401" table:style-name="ce46">
            <text:p>87,8%</text:p>
          </table:table-cell>
          <table:table-cell office:value-type="float" office:value="811143" table:style-name="ce45">
            <text:p>811.143</text:p>
          </table:table-cell>
          <table:table-cell office:value-type="percentage" office:value="0.87585842749041154" table:style-name="ce46">
            <text:p>87,6%</text:p>
          </table:table-cell>
          <table:table-cell office:value-type="float" office:value="719974" table:style-name="ce45">
            <text:p>719.974</text:p>
          </table:table-cell>
          <table:table-cell office:value-type="percentage" office:value="0.93158792307911276" table:style-name="ce46">
            <text:p>93,2%</text:p>
          </table:table-cell>
          <table:table-cell office:value-type="float" office:value="7033579" table:style-name="ce45">
            <text:p>7.033.57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81064410585768" table:style-name="ce46">
            <text:p>93,7%</text:p>
          </table:table-cell>
          <table:table-cell office:value-type="percentage" office:value="0.8272641124073874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77" table:style-name="ce48">
            <text:p>101.677</text:p>
          </table:table-cell>
          <table:table-cell office:value-type="percentage" office:value="1" table:style-name="ce49">
            <text:p>100,0%</text:p>
          </table:table-cell>
          <table:table-cell office:value-type="float" office:value="119844" table:style-name="ce48">
            <text:p>119.844</text:p>
          </table:table-cell>
          <table:table-cell office:value-type="percentage" office:value="1" table:style-name="ce49">
            <text:p>100,0%</text:p>
          </table:table-cell>
          <table:table-cell office:value-type="float" office:value="156001" table:style-name="ce48">
            <text:p>156.001</text:p>
          </table:table-cell>
          <table:table-cell office:value-type="percentage" office:value="0.96708821523774102" table:style-name="ce49">
            <text:p>96,7%</text:p>
          </table:table-cell>
          <table:table-cell office:value-type="float" office:value="188467" table:style-name="ce48">
            <text:p>188.467</text:p>
          </table:table-cell>
          <table:table-cell office:value-type="percentage" office:value="0.93778673433845849" table:style-name="ce49">
            <text:p>93,8%</text:p>
          </table:table-cell>
          <table:table-cell office:value-type="float" office:value="192204" table:style-name="ce48">
            <text:p>192.204</text:p>
          </table:table-cell>
          <table:table-cell office:value-type="percentage" office:value="0.89967561798752094" table:style-name="ce49">
            <text:p>90,0%</text:p>
          </table:table-cell>
          <table:table-cell office:value-type="float" office:value="131719" table:style-name="ce48">
            <text:p>131.719</text:p>
          </table:table-cell>
          <table:table-cell office:value-type="percentage" office:value="0.83220030579107651" table:style-name="ce49">
            <text:p>83,2%</text:p>
          </table:table-cell>
          <table:table-cell office:value-type="float" office:value="110465" table:style-name="ce48">
            <text:p>110.465</text:p>
          </table:table-cell>
          <table:table-cell office:value-type="percentage" office:value="0.84454655269958256" table:style-name="ce49">
            <text:p>84,5%</text:p>
          </table:table-cell>
          <table:table-cell office:value-type="float" office:value="94706" table:style-name="ce48">
            <text:p>94.706</text:p>
          </table:table-cell>
          <table:table-cell office:value-type="percentage" office:value="0.8847968459504657" table:style-name="ce49">
            <text:p>88,5%</text:p>
          </table:table-cell>
          <table:table-cell office:value-type="float" office:value="1095083" table:style-name="ce48">
            <text:p>1.095.083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69584196507848" table:style-name="ce49">
            <text:p>92,1%</text:p>
          </table:table-cell>
          <table:table-cell office:value-type="percentage" office:value="0.82266986093801298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3" table:style-name="ce48">
            <text:p>89.263</text:p>
          </table:table-cell>
          <table:table-cell office:value-type="percentage" office:value="1" table:style-name="ce49">
            <text:p>100,0%</text:p>
          </table:table-cell>
          <table:table-cell office:value-type="float" office:value="114785" table:style-name="ce48">
            <text:p>114.785</text:p>
          </table:table-cell>
          <table:table-cell office:value-type="percentage" office:value="1" table:style-name="ce49">
            <text:p>100,0%</text:p>
          </table:table-cell>
          <table:table-cell office:value-type="float" office:value="149126" table:style-name="ce48">
            <text:p>149.126</text:p>
          </table:table-cell>
          <table:table-cell office:value-type="percentage" office:value="0.98115665504309491" table:style-name="ce49">
            <text:p>98,1%</text:p>
          </table:table-cell>
          <table:table-cell office:value-type="float" office:value="154323" table:style-name="ce48">
            <text:p>154.323</text:p>
          </table:table-cell>
          <table:table-cell office:value-type="percentage" office:value="0.95212329485510505" table:style-name="ce49">
            <text:p>95,2%</text:p>
          </table:table-cell>
          <table:table-cell office:value-type="float" office:value="152350" table:style-name="ce48">
            <text:p>152.350</text:p>
          </table:table-cell>
          <table:table-cell office:value-type="percentage" office:value="0.91821359691417548" table:style-name="ce49">
            <text:p>91,8%</text:p>
          </table:table-cell>
          <table:table-cell office:value-type="float" office:value="92967" table:style-name="ce48">
            <text:p>92.967</text:p>
          </table:table-cell>
          <table:table-cell office:value-type="percentage" office:value="0.85612067298394889" table:style-name="ce49">
            <text:p>85,6%</text:p>
          </table:table-cell>
          <table:table-cell office:value-type="float" office:value="68741" table:style-name="ce48">
            <text:p>68.741</text:p>
          </table:table-cell>
          <table:table-cell office:value-type="percentage" office:value="0.86748189091643324" table:style-name="ce49">
            <text:p>86,7%</text:p>
          </table:table-cell>
          <table:table-cell office:value-type="float" office:value="62769" table:style-name="ce48">
            <text:p>62.769</text:p>
          </table:table-cell>
          <table:table-cell office:value-type="percentage" office:value="0.96188856197131301" table:style-name="ce49">
            <text:p>96,2%</text:p>
          </table:table-cell>
          <table:table-cell office:value-type="float" office:value="884324" table:style-name="ce48">
            <text:p>884.32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42920230813788" table:style-name="ce49">
            <text:p>95,0%</text:p>
          </table:table-cell>
          <table:table-cell office:value-type="percentage" office:value="0.8730709880352141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48" table:style-name="ce48">
            <text:p>51.848</text:p>
          </table:table-cell>
          <table:table-cell office:value-type="percentage" office:value="0.96671825182257187" table:style-name="ce49">
            <text:p>96,7%</text:p>
          </table:table-cell>
          <table:table-cell office:value-type="float" office:value="79920" table:style-name="ce48">
            <text:p>79.920</text:p>
          </table:table-cell>
          <table:table-cell office:value-type="percentage" office:value="0.9161565444666071" table:style-name="ce49">
            <text:p>91,6%</text:p>
          </table:table-cell>
          <table:table-cell office:value-type="float" office:value="112164" table:style-name="ce48">
            <text:p>112.164</text:p>
          </table:table-cell>
          <table:table-cell office:value-type="percentage" office:value="0.88045653999827311" table:style-name="ce49">
            <text:p>88,0%</text:p>
          </table:table-cell>
          <table:table-cell office:value-type="float" office:value="153648" table:style-name="ce48">
            <text:p>153.648</text:p>
          </table:table-cell>
          <table:table-cell office:value-type="percentage" office:value="0.8655835229961466" table:style-name="ce49">
            <text:p>86,6%</text:p>
          </table:table-cell>
          <table:table-cell office:value-type="float" office:value="173821" table:style-name="ce48">
            <text:p>173.821</text:p>
          </table:table-cell>
          <table:table-cell office:value-type="percentage" office:value="0.80241248620875905" table:style-name="ce49">
            <text:p>80,2%</text:p>
          </table:table-cell>
          <table:table-cell office:value-type="float" office:value="135441" table:style-name="ce48">
            <text:p>135.441</text:p>
          </table:table-cell>
          <table:table-cell office:value-type="percentage" office:value="0.73590441571989762" table:style-name="ce49">
            <text:p>73,6%</text:p>
          </table:table-cell>
          <table:table-cell office:value-type="float" office:value="104875" table:style-name="ce48">
            <text:p>104.875</text:p>
          </table:table-cell>
          <table:table-cell office:value-type="percentage" office:value="0.76432262249203797" table:style-name="ce49">
            <text:p>76,4%</text:p>
          </table:table-cell>
          <table:table-cell office:value-type="float" office:value="84244" table:style-name="ce48">
            <text:p>84.244</text:p>
          </table:table-cell>
          <table:table-cell office:value-type="percentage" office:value="0.84636714354605369" table:style-name="ce49">
            <text:p>84,6%</text:p>
          </table:table-cell>
          <table:table-cell office:value-type="float" office:value="895961" table:style-name="ce48">
            <text:p>895.961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15265231211232" table:style-name="ce49">
            <text:p>82,7%</text:p>
          </table:table-cell>
          <table:table-cell office:value-type="percentage" office:value="0.73452972884343426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85" table:style-name="ce48">
            <text:p>94.785</text:p>
          </table:table-cell>
          <table:table-cell office:value-type="percentage" office:value="0.9444311592036827" table:style-name="ce49">
            <text:p>94,4%</text:p>
          </table:table-cell>
          <table:table-cell office:value-type="float" office:value="156087" table:style-name="ce48">
            <text:p>156.087</text:p>
          </table:table-cell>
          <table:table-cell office:value-type="percentage" office:value="0.9321632048541022" table:style-name="ce49">
            <text:p>93,2%</text:p>
          </table:table-cell>
          <table:table-cell office:value-type="float" office:value="229236" table:style-name="ce48">
            <text:p>229.236</text:p>
          </table:table-cell>
          <table:table-cell office:value-type="percentage" office:value="0.91127586412514161" table:style-name="ce49">
            <text:p>91,1%</text:p>
          </table:table-cell>
          <table:table-cell office:value-type="float" office:value="325530" table:style-name="ce48">
            <text:p>325.530</text:p>
          </table:table-cell>
          <table:table-cell office:value-type="percentage" office:value="0.88399905498211795" table:style-name="ce49">
            <text:p>88,4%</text:p>
          </table:table-cell>
          <table:table-cell office:value-type="float" office:value="324672" table:style-name="ce48">
            <text:p>324.672</text:p>
          </table:table-cell>
          <table:table-cell office:value-type="percentage" office:value="0.82382106291470547" table:style-name="ce49">
            <text:p>82,4%</text:p>
          </table:table-cell>
          <table:table-cell office:value-type="float" office:value="238949" table:style-name="ce48">
            <text:p>238.949</text:p>
          </table:table-cell>
          <table:table-cell office:value-type="percentage" office:value="0.76375206960257236" table:style-name="ce49">
            <text:p>76,4%</text:p>
          </table:table-cell>
          <table:table-cell office:value-type="float" office:value="199614" table:style-name="ce48">
            <text:p>199.614</text:p>
          </table:table-cell>
          <table:table-cell office:value-type="percentage" office:value="0.78381127022707731" table:style-name="ce49">
            <text:p>78,4%</text:p>
          </table:table-cell>
          <table:table-cell office:value-type="float" office:value="170949" table:style-name="ce48">
            <text:p>170.949</text:p>
          </table:table-cell>
          <table:table-cell office:value-type="percentage" office:value="0.92773451279407371" table:style-name="ce49">
            <text:p>92,8%</text:p>
          </table:table-cell>
          <table:table-cell office:value-type="float" office:value="1739822" table:style-name="ce48">
            <text:p>1.739.82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57456480484761" table:style-name="ce49">
            <text:p>85,6%</text:p>
          </table:table-cell>
          <table:table-cell office:value-type="percentage" office:value="0.77519427509469252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70" table:style-name="ce48">
            <text:p>42.570</text:p>
          </table:table-cell>
          <table:table-cell office:value-type="percentage" office:value="1" table:style-name="ce49">
            <text:p>100,0%</text:p>
          </table:table-cell>
          <table:table-cell office:value-type="float" office:value="56197" table:style-name="ce48">
            <text:p>56.197</text:p>
          </table:table-cell>
          <table:table-cell office:value-type="percentage" office:value="1" table:style-name="ce49">
            <text:p>100,0%</text:p>
          </table:table-cell>
          <table:table-cell office:value-type="float" office:value="77256" table:style-name="ce48">
            <text:p>77.256</text:p>
          </table:table-cell>
          <table:table-cell office:value-type="percentage" office:value="0.97475301866081232" table:style-name="ce49">
            <text:p>97,5%</text:p>
          </table:table-cell>
          <table:table-cell office:value-type="float" office:value="85139" table:style-name="ce48">
            <text:p>85.139</text:p>
          </table:table-cell>
          <table:table-cell office:value-type="percentage" office:value="0.93590194569638341" table:style-name="ce49">
            <text:p>93,6%</text:p>
          </table:table-cell>
          <table:table-cell office:value-type="float" office:value="89436" table:style-name="ce48">
            <text:p>89.436</text:p>
          </table:table-cell>
          <table:table-cell office:value-type="percentage" office:value="0.91836608958166477" table:style-name="ce49">
            <text:p>91,8%</text:p>
          </table:table-cell>
          <table:table-cell office:value-type="float" office:value="56769" table:style-name="ce48">
            <text:p>56.769</text:p>
          </table:table-cell>
          <table:table-cell office:value-type="percentage" office:value="0.84530510140266235" table:style-name="ce49">
            <text:p>84,5%</text:p>
          </table:table-cell>
          <table:table-cell office:value-type="float" office:value="43366" table:style-name="ce48">
            <text:p>43.366</text:p>
          </table:table-cell>
          <table:table-cell office:value-type="percentage" office:value="0.85243645941855206" table:style-name="ce49">
            <text:p>85,2%</text:p>
          </table:table-cell>
          <table:table-cell office:value-type="float" office:value="42952" table:style-name="ce48">
            <text:p>42.952</text:p>
          </table:table-cell>
          <table:table-cell office:value-type="percentage" office:value="0.94852372855155354" table:style-name="ce49">
            <text:p>94,9%</text:p>
          </table:table-cell>
          <table:table-cell office:value-type="float" office:value="493685" table:style-name="ce48">
            <text:p>493.68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6734843339114" table:style-name="ce49">
            <text:p>93,7%</text:p>
          </table:table-cell>
          <table:table-cell office:value-type="percentage" office:value="0.84585071660484357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95" table:style-name="ce48">
            <text:p>229.995</text:p>
          </table:table-cell>
          <table:table-cell office:value-type="percentage" office:value="1" table:style-name="ce49">
            <text:p>100,0%</text:p>
          </table:table-cell>
          <table:table-cell office:value-type="float" office:value="252319" table:style-name="ce48">
            <text:p>252.319</text:p>
          </table:table-cell>
          <table:table-cell office:value-type="percentage" office:value="1" table:style-name="ce49">
            <text:p>100,0%</text:p>
          </table:table-cell>
          <table:table-cell office:value-type="float" office:value="324571" table:style-name="ce48">
            <text:p>324.571</text:p>
          </table:table-cell>
          <table:table-cell office:value-type="percentage" office:value="0.99183481388448336" table:style-name="ce49">
            <text:p>99,2%</text:p>
          </table:table-cell>
          <table:table-cell office:value-type="float" office:value="357776" table:style-name="ce48">
            <text:p>357.776</text:p>
          </table:table-cell>
          <table:table-cell office:value-type="percentage" office:value="0.93854455500087874" table:style-name="ce49">
            <text:p>93,9%</text:p>
          </table:table-cell>
          <table:table-cell office:value-type="float" office:value="326050" table:style-name="ce48">
            <text:p>326.050</text:p>
          </table:table-cell>
          <table:table-cell office:value-type="percentage" office:value="0.90518653422246409" table:style-name="ce49">
            <text:p>90,5%</text:p>
          </table:table-cell>
          <table:table-cell office:value-type="float" office:value="218771" table:style-name="ce48">
            <text:p>218.771</text:p>
          </table:table-cell>
          <table:table-cell office:value-type="percentage" office:value="0.84499540366625214" table:style-name="ce49">
            <text:p>84,5%</text:p>
          </table:table-cell>
          <table:table-cell office:value-type="float" office:value="180747" table:style-name="ce48">
            <text:p>180.747</text:p>
          </table:table-cell>
          <table:table-cell office:value-type="percentage" office:value="0.85346989078237223" table:style-name="ce49">
            <text:p>85,3%</text:p>
          </table:table-cell>
          <table:table-cell office:value-type="float" office:value="155254" table:style-name="ce48">
            <text:p>155.254</text:p>
          </table:table-cell>
          <table:table-cell office:value-type="percentage" office:value="0.92304308017931247" table:style-name="ce49">
            <text:p>92,3%</text:p>
          </table:table-cell>
          <table:table-cell office:value-type="float" office:value="2045483" table:style-name="ce48">
            <text:p>2.045.48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68632078186165" table:style-name="ce49">
            <text:p>94,2%</text:p>
          </table:table-cell>
          <table:table-cell office:value-type="percentage" office:value="0.85705229382284531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6" table:style-name="ce48">
            <text:p>139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59970" table:style-name="ce48">
            <text:p>159.970</text:p>
          </table:table-cell>
          <table:table-cell office:value-type="percentage" office:value="1" table:style-name="ce49">
            <text:p>100,0%</text:p>
          </table:table-cell>
          <table:table-cell office:value-type="float" office:value="226254" table:style-name="ce48">
            <text:p>226.254</text:p>
          </table:table-cell>
          <table:table-cell office:value-type="percentage" office:value="0.9922202536530601" table:style-name="ce49">
            <text:p>99,2%</text:p>
          </table:table-cell>
          <table:table-cell office:value-type="float" office:value="290809" table:style-name="ce48">
            <text:p>290.809</text:p>
          </table:table-cell>
          <table:table-cell office:value-type="percentage" office:value="0.93385505142787417" table:style-name="ce49">
            <text:p>93,4%</text:p>
          </table:table-cell>
          <table:table-cell office:value-type="float" office:value="292720" table:style-name="ce48">
            <text:p>292.720</text:p>
          </table:table-cell>
          <table:table-cell office:value-type="percentage" office:value="0.88520356476483375" table:style-name="ce49">
            <text:p>88,5%</text:p>
          </table:table-cell>
          <table:table-cell office:value-type="float" office:value="212547" table:style-name="ce48">
            <text:p>212.547</text:p>
          </table:table-cell>
          <table:table-cell office:value-type="percentage" office:value="0.82462143696823675" table:style-name="ce49">
            <text:p>82,5%</text:p>
          </table:table-cell>
          <table:table-cell office:value-type="float" office:value="180825" table:style-name="ce48">
            <text:p>180.825</text:p>
          </table:table-cell>
          <table:table-cell office:value-type="percentage" office:value="0.82571509461532844" table:style-name="ce49">
            <text:p>82,6%</text:p>
          </table:table-cell>
          <table:table-cell office:value-type="float" office:value="159573" table:style-name="ce48">
            <text:p>159.573</text:p>
          </table:table-cell>
          <table:table-cell office:value-type="percentage" office:value="0.89740518288567961" table:style-name="ce49">
            <text:p>89,7%</text:p>
          </table:table-cell>
          <table:table-cell office:value-type="float" office:value="1662144" table:style-name="ce48">
            <text:p>1.662.14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23620629464975" table:style-name="ce49">
            <text:p>91,5%</text:p>
          </table:table-cell>
          <table:table-cell office:value-type="percentage" office:value="0.8113338696198874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63" table:style-name="ce48">
            <text:p>461.063</text:p>
          </table:table-cell>
          <table:table-cell office:value-type="percentage" office:value="1" table:style-name="ce49">
            <text:p>100,0%</text:p>
          </table:table-cell>
          <table:table-cell office:value-type="float" office:value="622028" table:style-name="ce48">
            <text:p>622.028</text:p>
          </table:table-cell>
          <table:table-cell office:value-type="percentage" office:value="0.97843759044634881" table:style-name="ce49">
            <text:p>97,8%</text:p>
          </table:table-cell>
          <table:table-cell office:value-type="float" office:value="809841" table:style-name="ce48">
            <text:p>809.841</text:p>
          </table:table-cell>
          <table:table-cell office:value-type="percentage" office:value="0.94997794680017456" table:style-name="ce49">
            <text:p>95,0%</text:p>
          </table:table-cell>
          <table:table-cell office:value-type="float" office:value="1044659" table:style-name="ce48">
            <text:p>1.044.659</text:p>
          </table:table-cell>
          <table:table-cell office:value-type="percentage" office:value="0.95193917264518624" table:style-name="ce49">
            <text:p>95,2%</text:p>
          </table:table-cell>
          <table:table-cell office:value-type="float" office:value="1166062" table:style-name="ce48">
            <text:p>1.166.062</text:p>
          </table:table-cell>
          <table:table-cell office:value-type="percentage" office:value="0.91417841995092242" table:style-name="ce49">
            <text:p>91,4%</text:p>
          </table:table-cell>
          <table:table-cell office:value-type="float" office:value="832265" table:style-name="ce48">
            <text:p>832.265</text:p>
          </table:table-cell>
          <table:table-cell office:value-type="percentage" office:value="0.86099823303276957" table:style-name="ce49">
            <text:p>86,1%</text:p>
          </table:table-cell>
          <table:table-cell office:value-type="float" office:value="698796" table:style-name="ce48">
            <text:p>698.796</text:p>
          </table:table-cell>
          <table:table-cell office:value-type="percentage" office:value="0.84288865917454814" table:style-name="ce49">
            <text:p>84,3%</text:p>
          </table:table-cell>
          <table:table-cell office:value-type="float" office:value="604930" table:style-name="ce48">
            <text:p>604.930</text:p>
          </table:table-cell>
          <table:table-cell office:value-type="percentage" office:value="0.90104757039038497" table:style-name="ce49">
            <text:p>90,1%</text:p>
          </table:table-cell>
          <table:table-cell office:value-type="float" office:value="6239644" table:style-name="ce48">
            <text:p>6.239.64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97392078985452" table:style-name="ce49">
            <text:p>92,0%</text:p>
          </table:table-cell>
          <table:table-cell office:value-type="percentage" office:value="0.81338003061559827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153" table:style-name="ce48">
            <text:p>298.153</text:p>
          </table:table-cell>
          <table:table-cell office:value-type="percentage" office:value="1" table:style-name="ce49">
            <text:p>100,0%</text:p>
          </table:table-cell>
          <table:table-cell office:value-type="float" office:value="436381" table:style-name="ce48">
            <text:p>436.381</text:p>
          </table:table-cell>
          <table:table-cell office:value-type="percentage" office:value="0.99228016080913917" table:style-name="ce49">
            <text:p>99,2%</text:p>
          </table:table-cell>
          <table:table-cell office:value-type="float" office:value="574702" table:style-name="ce48">
            <text:p>574.702</text:p>
          </table:table-cell>
          <table:table-cell office:value-type="percentage" office:value="0.96242422212546475" table:style-name="ce49">
            <text:p>96,2%</text:p>
          </table:table-cell>
          <table:table-cell office:value-type="float" office:value="721695" table:style-name="ce48">
            <text:p>721.695</text:p>
          </table:table-cell>
          <table:table-cell office:value-type="percentage" office:value="0.94673853726111645" table:style-name="ce49">
            <text:p>94,7%</text:p>
          </table:table-cell>
          <table:table-cell office:value-type="float" office:value="765674" table:style-name="ce48">
            <text:p>765.674</text:p>
          </table:table-cell>
          <table:table-cell office:value-type="percentage" office:value="0.91073278594733342" table:style-name="ce49">
            <text:p>91,1%</text:p>
          </table:table-cell>
          <table:table-cell office:value-type="float" office:value="529599" table:style-name="ce48">
            <text:p>529.599</text:p>
          </table:table-cell>
          <table:table-cell office:value-type="percentage" office:value="0.86265008038493551" table:style-name="ce49">
            <text:p>86,3%</text:p>
          </table:table-cell>
          <table:table-cell office:value-type="float" office:value="446922" table:style-name="ce48">
            <text:p>446.922</text:p>
          </table:table-cell>
          <table:table-cell office:value-type="percentage" office:value="0.87157865176208571" table:style-name="ce49">
            <text:p>87,2%</text:p>
          </table:table-cell>
          <table:table-cell office:value-type="float" office:value="398846" table:style-name="ce48">
            <text:p>398.846</text:p>
          </table:table-cell>
          <table:table-cell office:value-type="percentage" office:value="0.92161407124817163" table:style-name="ce49">
            <text:p>92,2%</text:p>
          </table:table-cell>
          <table:table-cell office:value-type="float" office:value="4171972" table:style-name="ce48">
            <text:p>4.171.972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75063501413391" table:style-name="ce49">
            <text:p>92,9%</text:p>
          </table:table-cell>
          <table:table-cell office:value-type="percentage" office:value="0.82661676287808017" table:style-name="ce49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3" table:style-name="ce48">
            <text:p>78.423</text:p>
          </table:table-cell>
          <table:table-cell office:value-type="percentage" office:value="1" table:style-name="ce49">
            <text:p>100,0%</text:p>
          </table:table-cell>
          <table:table-cell office:value-type="float" office:value="96153" table:style-name="ce48">
            <text:p>96.153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2" table:style-name="ce48">
            <text:p>133.462</text:p>
          </table:table-cell>
          <table:table-cell office:value-type="percentage" office:value="1" table:style-name="ce49">
            <text:p>100,0%</text:p>
          </table:table-cell>
          <table:table-cell office:value-type="float" office:value="162334" table:style-name="ce48">
            <text:p>162.334</text:p>
          </table:table-cell>
          <table:table-cell office:value-type="percentage" office:value="0.96654421177353189" table:style-name="ce49">
            <text:p>96,7%</text:p>
          </table:table-cell>
          <table:table-cell office:value-type="float" office:value="147340" table:style-name="ce48">
            <text:p>147.340</text:p>
          </table:table-cell>
          <table:table-cell office:value-type="percentage" office:value="0.93527828559821247" table:style-name="ce49">
            <text:p>93,5%</text:p>
          </table:table-cell>
          <table:table-cell office:value-type="float" office:value="114787" table:style-name="ce48">
            <text:p>114.787</text:p>
          </table:table-cell>
          <table:table-cell office:value-type="percentage" office:value="0.88405138553010587" table:style-name="ce49">
            <text:p>88,4%</text:p>
          </table:table-cell>
          <table:table-cell office:value-type="float" office:value="95615" table:style-name="ce48">
            <text:p>95.615</text:p>
          </table:table-cell>
          <table:table-cell office:value-type="percentage" office:value="0.84986578493591458" table:style-name="ce49">
            <text:p>85,0%</text:p>
          </table:table-cell>
          <table:table-cell office:value-type="float" office:value="81094" table:style-name="ce48">
            <text:p>81.094</text:p>
          </table:table-cell>
          <table:table-cell office:value-type="percentage" office:value="0.94615501289246173" table:style-name="ce49">
            <text:p>94,6%</text:p>
          </table:table-cell>
          <table:table-cell office:value-type="float" office:value="909208" table:style-name="ce48">
            <text:p>909.20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17188306014378" table:style-name="ce49">
            <text:p>95,7%</text:p>
          </table:table-cell>
          <table:table-cell office:value-type="percentage" office:value="0.85936565157433986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67" table:style-name="ce48">
            <text:p>243.067</text:p>
          </table:table-cell>
          <table:table-cell office:value-type="percentage" office:value="1" table:style-name="ce49">
            <text:p>100,0%</text:p>
          </table:table-cell>
          <table:table-cell office:value-type="float" office:value="292339" table:style-name="ce48">
            <text:p>292.339</text:p>
          </table:table-cell>
          <table:table-cell office:value-type="percentage" office:value="1" table:style-name="ce49">
            <text:p>100,0%</text:p>
          </table:table-cell>
          <table:table-cell office:value-type="float" office:value="348207" table:style-name="ce48">
            <text:p>348.207</text:p>
          </table:table-cell>
          <table:table-cell office:value-type="percentage" office:value="0.98484299960969102" table:style-name="ce49">
            <text:p>98,5%</text:p>
          </table:table-cell>
          <table:table-cell office:value-type="float" office:value="393769" table:style-name="ce48">
            <text:p>393.769</text:p>
          </table:table-cell>
          <table:table-cell office:value-type="percentage" office:value="0.96228983382209188" table:style-name="ce49">
            <text:p>96,2%</text:p>
          </table:table-cell>
          <table:table-cell office:value-type="float" office:value="412462" table:style-name="ce48">
            <text:p>412.462</text:p>
          </table:table-cell>
          <table:table-cell office:value-type="percentage" office:value="0.93140817050065827" table:style-name="ce49">
            <text:p>93,1%</text:p>
          </table:table-cell>
          <table:table-cell office:value-type="float" office:value="268825" table:style-name="ce48">
            <text:p>268.825</text:p>
          </table:table-cell>
          <table:table-cell office:value-type="percentage" office:value="0.87111711676679693" table:style-name="ce49">
            <text:p>87,1%</text:p>
          </table:table-cell>
          <table:table-cell office:value-type="float" office:value="204594" table:style-name="ce48">
            <text:p>204.594</text:p>
          </table:table-cell>
          <table:table-cell office:value-type="percentage" office:value="0.88814127330028392" table:style-name="ce49">
            <text:p>88,8%</text:p>
          </table:table-cell>
          <table:table-cell office:value-type="float" office:value="176736" table:style-name="ce48">
            <text:p>176.736</text:p>
          </table:table-cell>
          <table:table-cell office:value-type="percentage" office:value="0.96395846059865609" table:style-name="ce49">
            <text:p>96,4%</text:p>
          </table:table-cell>
          <table:table-cell office:value-type="float" office:value="2339999" table:style-name="ce48">
            <text:p>2.339.99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71905728001849" table:style-name="ce49">
            <text:p>95,3%</text:p>
          </table:table-cell>
          <table:table-cell office:value-type="percentage" office:value="0.86767022288010276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3" table:style-name="ce48">
            <text:p>23.473</text:p>
          </table:table-cell>
          <table:table-cell office:value-type="percentage" office:value="1" table:style-name="ce49">
            <text:p>100,0%</text:p>
          </table:table-cell>
          <table:table-cell office:value-type="float" office:value="28784" table:style-name="ce48">
            <text:p>28.784</text:p>
          </table:table-cell>
          <table:table-cell office:value-type="percentage" office:value="1" table:style-name="ce49">
            <text:p>100,0%</text:p>
          </table:table-cell>
          <table:table-cell office:value-type="float" office:value="38509" table:style-name="ce48">
            <text:p>38.509</text:p>
          </table:table-cell>
          <table:table-cell office:value-type="percentage" office:value="0.99728077899207546" table:style-name="ce49">
            <text:p>99,7%</text:p>
          </table:table-cell>
          <table:table-cell office:value-type="float" office:value="45929" table:style-name="ce48">
            <text:p>45.929</text:p>
          </table:table-cell>
          <table:table-cell office:value-type="percentage" office:value="0.96692631578947363" table:style-name="ce49">
            <text:p>96,7%</text:p>
          </table:table-cell>
          <table:table-cell office:value-type="float" office:value="48473" table:style-name="ce48">
            <text:p>48.473</text:p>
          </table:table-cell>
          <table:table-cell office:value-type="percentage" office:value="0.93714716572577528" table:style-name="ce49">
            <text:p>93,7%</text:p>
          </table:table-cell>
          <table:table-cell office:value-type="float" office:value="32495" table:style-name="ce48">
            <text:p>32.495</text:p>
          </table:table-cell>
          <table:table-cell office:value-type="percentage" office:value="0.8773895669078734" table:style-name="ce49">
            <text:p>87,7%</text:p>
          </table:table-cell>
          <table:table-cell office:value-type="float" office:value="25770" table:style-name="ce48">
            <text:p>25.770</text:p>
          </table:table-cell>
          <table:table-cell office:value-type="percentage" office:value="0.85427302260823446" table:style-name="ce49">
            <text:p>85,4%</text:p>
          </table:table-cell>
          <table:table-cell office:value-type="float" office:value="25093" table:style-name="ce48">
            <text:p>25.093</text:p>
          </table:table-cell>
          <table:table-cell office:value-type="percentage" office:value="0.96567250336732735" table:style-name="ce49">
            <text:p>96,6%</text:p>
          </table:table-cell>
          <table:table-cell office:value-type="float" office:value="268526" table:style-name="ce48">
            <text:p>268.526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398235747604621" table:style-name="ce49">
            <text:p>95,4%</text:p>
          </table:table-cell>
          <table:table-cell office:value-type="percentage" office:value="0.84929279894742171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4" table:style-name="ce48">
            <text:p>74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04026" table:style-name="ce48">
            <text:p>104.026</text:p>
          </table:table-cell>
          <table:table-cell office:value-type="percentage" office:value="1" table:style-name="ce49">
            <text:p>100,0%</text:p>
          </table:table-cell>
          <table:table-cell office:value-type="float" office:value="150002" table:style-name="ce48">
            <text:p>150.002</text:p>
          </table:table-cell>
          <table:table-cell office:value-type="percentage" office:value="0.97695078187585072" table:style-name="ce49">
            <text:p>97,7%</text:p>
          </table:table-cell>
          <table:table-cell office:value-type="float" office:value="209967" table:style-name="ce48">
            <text:p>209.967</text:p>
          </table:table-cell>
          <table:table-cell office:value-type="percentage" office:value="0.96269652411933815" table:style-name="ce49">
            <text:p>96,3%</text:p>
          </table:table-cell>
          <table:table-cell office:value-type="float" office:value="236801" table:style-name="ce48">
            <text:p>236.801</text:p>
          </table:table-cell>
          <table:table-cell office:value-type="percentage" office:value="0.93794461080216107" table:style-name="ce49">
            <text:p>93,8%</text:p>
          </table:table-cell>
          <table:table-cell office:value-type="float" office:value="174913" table:style-name="ce48">
            <text:p>174.913</text:p>
          </table:table-cell>
          <table:table-cell office:value-type="percentage" office:value="0.87863307111928224" table:style-name="ce49">
            <text:p>87,9%</text:p>
          </table:table-cell>
          <table:table-cell office:value-type="float" office:value="150487" table:style-name="ce48">
            <text:p>150.487</text:p>
          </table:table-cell>
          <table:table-cell office:value-type="percentage" office:value="0.86517112320986089" table:style-name="ce49">
            <text:p>86,5%</text:p>
          </table:table-cell>
          <table:table-cell office:value-type="float" office:value="131786" table:style-name="ce48">
            <text:p>131.786</text:p>
          </table:table-cell>
          <table:table-cell office:value-type="percentage" office:value="0.91128229241577696" table:style-name="ce49">
            <text:p>91,1%</text:p>
          </table:table-cell>
          <table:table-cell office:value-type="float" office:value="1232286" table:style-name="ce48">
            <text:p>1.232.2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4051808799846" table:style-name="ce49">
            <text:p>93,5%</text:p>
          </table:table-cell>
          <table:table-cell office:value-type="percentage" office:value="0.8144243911079153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0" table:style-name="ce48">
            <text:p>42.580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35" table:style-name="ce48">
            <text:p>72.635</text:p>
          </table:table-cell>
          <table:table-cell office:value-type="percentage" office:value="0.95989163472974759" table:style-name="ce49">
            <text:p>96,0%</text:p>
          </table:table-cell>
          <table:table-cell office:value-type="float" office:value="92538" table:style-name="ce48">
            <text:p>92.538</text:p>
          </table:table-cell>
          <table:table-cell office:value-type="percentage" office:value="0.94718417981944358" table:style-name="ce49">
            <text:p>94,7%</text:p>
          </table:table-cell>
          <table:table-cell office:value-type="float" office:value="96596" table:style-name="ce48">
            <text:p>96.596</text:p>
          </table:table-cell>
          <table:table-cell office:value-type="percentage" office:value="0.91367062985348502" table:style-name="ce49">
            <text:p>91,4%</text:p>
          </table:table-cell>
          <table:table-cell office:value-type="float" office:value="66011" table:style-name="ce48">
            <text:p>66.011</text:p>
          </table:table-cell>
          <table:table-cell office:value-type="percentage" office:value="0.86031357113998619" table:style-name="ce49">
            <text:p>86,0%</text:p>
          </table:table-cell>
          <table:table-cell office:value-type="float" office:value="59993" table:style-name="ce48">
            <text:p>59.993</text:p>
          </table:table-cell>
          <table:table-cell office:value-type="percentage" office:value="0.87196593122292954" table:style-name="ce49">
            <text:p>87,2%</text:p>
          </table:table-cell>
          <table:table-cell office:value-type="float" office:value="52925" table:style-name="ce48">
            <text:p>52.925</text:p>
          </table:table-cell>
          <table:table-cell office:value-type="percentage" office:value="0.92009874654474022" table:style-name="ce49">
            <text:p>92,0%</text:p>
          </table:table-cell>
          <table:table-cell office:value-type="float" office:value="539284" table:style-name="ce48">
            <text:p>539.284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52114365690297" table:style-name="ce49">
            <text:p>93,0%</text:p>
          </table:table-cell>
          <table:table-cell office:value-type="percentage" office:value="0.82001173869542343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70" table:style-name="ce48">
            <text:p>164.770</text:p>
          </table:table-cell>
          <table:table-cell office:value-type="percentage" office:value="1" table:style-name="ce49">
            <text:p>100,0%</text:p>
          </table:table-cell>
          <table:table-cell office:value-type="float" office:value="214416" table:style-name="ce48">
            <text:p>214.416</text:p>
          </table:table-cell>
          <table:table-cell office:value-type="percentage" office:value="0.99098749341393755" table:style-name="ce49">
            <text:p>99,1%</text:p>
          </table:table-cell>
          <table:table-cell office:value-type="float" office:value="280244" table:style-name="ce48">
            <text:p>280.244</text:p>
          </table:table-cell>
          <table:table-cell office:value-type="percentage" office:value="0.98620861970066476" table:style-name="ce49">
            <text:p>98,6%</text:p>
          </table:table-cell>
          <table:table-cell office:value-type="float" office:value="327109" table:style-name="ce48">
            <text:p>327.109</text:p>
          </table:table-cell>
          <table:table-cell office:value-type="percentage" office:value="0.96930662849997185" table:style-name="ce49">
            <text:p>96,9%</text:p>
          </table:table-cell>
          <table:table-cell office:value-type="float" office:value="326469" table:style-name="ce48">
            <text:p>326.469</text:p>
          </table:table-cell>
          <table:table-cell office:value-type="percentage" office:value="0.93795681254022245" table:style-name="ce49">
            <text:p>93,8%</text:p>
          </table:table-cell>
          <table:table-cell office:value-type="float" office:value="212090" table:style-name="ce48">
            <text:p>212.090</text:p>
          </table:table-cell>
          <table:table-cell office:value-type="percentage" office:value="0.89250320870242184" table:style-name="ce49">
            <text:p>89,3%</text:p>
          </table:table-cell>
          <table:table-cell office:value-type="float" office:value="175417" table:style-name="ce48">
            <text:p>175.417</text:p>
          </table:table-cell>
          <table:table-cell office:value-type="percentage" office:value="0.88054112391135209" table:style-name="ce49">
            <text:p>88,1%</text:p>
          </table:table-cell>
          <table:table-cell office:value-type="float" office:value="159777" table:style-name="ce48">
            <text:p>159.777</text:p>
          </table:table-cell>
          <table:table-cell office:value-type="percentage" office:value="0.92454446032508375" table:style-name="ce49">
            <text:p>92,5%</text:p>
          </table:table-cell>
          <table:table-cell office:value-type="float" office:value="1860292" table:style-name="ce48">
            <text:p>1.860.292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4328836217103" table:style-name="ce49">
            <text:p>95,1%</text:p>
          </table:table-cell>
          <table:table-cell office:value-type="percentage" office:value="0.85103856154970836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8" table:style-name="ce48">
            <text:p>10.978</text:p>
          </table:table-cell>
          <table:table-cell office:value-type="percentage" office:value="0.94990049320757985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7" table:style-name="ce48">
            <text:p>9.727</text:p>
          </table:table-cell>
          <table:table-cell office:value-type="percentage" office:value="0.85332046670760597" table:style-name="ce49">
            <text:p>85,3%</text:p>
          </table:table-cell>
          <table:table-cell office:value-type="float" office:value="9818" table:style-name="ce48">
            <text:p>9.818</text:p>
          </table:table-cell>
          <table:table-cell office:value-type="percentage" office:value="0.903635526921307" table:style-name="ce49">
            <text:p>90,4%</text:p>
          </table:table-cell>
          <table:table-cell office:value-type="float" office:value="9598" table:style-name="ce48">
            <text:p>9.598</text:p>
          </table:table-cell>
          <table:table-cell office:value-type="percentage" office:value="1.0341558021764896" table:style-name="ce49">
            <text:p>103,4%</text:p>
          </table:table-cell>
          <table:table-cell office:value-type="float" office:value="66352" table:style-name="ce48">
            <text:p>66.35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15365554914187" table:style-name="ce49">
            <text:p>93,4%</text:p>
          </table:table-cell>
          <table:table-cell office:value-type="percentage" office:value="0.79447298154866675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7" table:style-name="ce48">
            <text:p>7.527</text:p>
          </table:table-cell>
          <table:table-cell office:value-type="percentage" office:value="0.94028732042473451" table:style-name="ce49">
            <text:p>94,0%</text:p>
          </table:table-cell>
          <table:table-cell office:value-type="float" office:value="10180" table:style-name="ce48">
            <text:p>10.180</text:p>
          </table:table-cell>
          <table:table-cell office:value-type="percentage" office:value="0.94250532358114991" table:style-name="ce49">
            <text:p>94,3%</text:p>
          </table:table-cell>
          <table:table-cell office:value-type="float" office:value="10696" table:style-name="ce48">
            <text:p>10.696</text:p>
          </table:table-cell>
          <table:table-cell office:value-type="percentage" office:value="0.97921816350819368" table:style-name="ce49">
            <text:p>97,9%</text:p>
          </table:table-cell>
          <table:table-cell office:value-type="float" office:value="9310" table:style-name="ce48">
            <text:p>9.310</text:p>
          </table:table-cell>
          <table:table-cell office:value-type="percentage" office:value="0.85007304601899192" table:style-name="ce49">
            <text:p>85,0%</text:p>
          </table:table-cell>
          <table:table-cell office:value-type="float" office:value="9710" table:style-name="ce48">
            <text:p>9.710</text:p>
          </table:table-cell>
          <table:table-cell office:value-type="percentage" office:value="0.83055341715849795" table:style-name="ce49">
            <text:p>83,1%</text:p>
          </table:table-cell>
          <table:table-cell office:value-type="float" office:value="8821" table:style-name="ce48">
            <text:p>8.821</text:p>
          </table:table-cell>
          <table:table-cell office:value-type="percentage" office:value="0.92077244258872648" table:style-name="ce49">
            <text:p>92,1%</text:p>
          </table:table-cell>
          <table:table-cell office:value-type="float" office:value="61778" table:style-name="ce48">
            <text:p>61.77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496000937509158" table:style-name="ce49">
            <text:p>90,5%</text:p>
          </table:table-cell>
          <table:table-cell office:value-type="percentage" office:value="0.73525981290614362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3" table:style-name="ce48">
            <text:p>9.673</text:p>
          </table:table-cell>
          <table:table-cell office:value-type="string" table:style-name="ce49">
            <text:p>-</text:p>
          </table:table-cell>
          <table:table-cell office:value-type="float" office:value="22677" table:style-name="ce48">
            <text:p>22.677</text:p>
          </table:table-cell>
          <table:table-cell office:value-type="string" table:style-name="ce49">
            <text:p>-</text:p>
          </table:table-cell>
          <table:table-cell office:value-type="float" office:value="32660" table:style-name="ce48">
            <text:p>32.660</text:p>
          </table:table-cell>
          <table:table-cell office:value-type="string" table:style-name="ce49">
            <text:p>-</text:p>
          </table:table-cell>
          <table:table-cell office:value-type="float" office:value="25072" table:style-name="ce48">
            <text:p>25.072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63" table:style-name="ce48">
            <text:p>95.063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1" table:style-name="ce51">
            <text:p>921</text:p>
          </table:table-cell>
          <table:table-cell office:value-type="string" table:style-name="ce52">
            <text:p>-</text:p>
          </table:table-cell>
          <table:table-cell office:value-type="float" office:value="1939" table:style-name="ce51">
            <text:p>1.939</text:p>
          </table:table-cell>
          <table:table-cell office:value-type="string" table:style-name="ce52">
            <text:p>-</text:p>
          </table:table-cell>
          <table:table-cell office:value-type="float" office:value="2402" table:style-name="ce51">
            <text:p>2.402</text:p>
          </table:table-cell>
          <table:table-cell office:value-type="string" table:style-name="ce52">
            <text:p>-</text:p>
          </table:table-cell>
          <table:table-cell office:value-type="float" office:value="2106" table:style-name="ce51">
            <text:p>2.106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42" table:style-name="ce51">
            <text:p>8.04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276" table:style-name="ce55">
            <text:p>2.951.276</text:p>
          </table:table-cell>
          <table:table-cell office:value-type="percentage" office:value="1" table:style-name="ce56">
            <text:p>100,0%</text:p>
          </table:table-cell>
          <table:table-cell office:value-type="float" office:value="3966988" table:style-name="ce55">
            <text:p>3.966.988</text:p>
          </table:table-cell>
          <table:table-cell office:value-type="percentage" office:value="0.99253383119467953" table:style-name="ce56">
            <text:p>99,3%</text:p>
          </table:table-cell>
          <table:table-cell office:value-type="float" office:value="5334711" table:style-name="ce55">
            <text:p>5.334.711</text:p>
          </table:table-cell>
          <table:table-cell office:value-type="percentage" office:value="0.9685984610524252" table:style-name="ce56">
            <text:p>96,9%</text:p>
          </table:table-cell>
          <table:table-cell office:value-type="float" office:value="6767965" table:style-name="ce55">
            <text:p>6.767.965</text:p>
          </table:table-cell>
          <table:table-cell office:value-type="percentage" office:value="0.94926177964501801" table:style-name="ce56">
            <text:p>94,9%</text:p>
          </table:table-cell>
          <table:table-cell office:value-type="float" office:value="7131800" table:style-name="ce55">
            <text:p>7.131.800</text:p>
          </table:table-cell>
          <table:table-cell office:value-type="percentage" office:value="0.91236729877464051" table:style-name="ce56">
            <text:p>91,2%</text:p>
          </table:table-cell>
          <table:table-cell office:value-type="float" office:value="5125634" table:style-name="ce55">
            <text:p>5.125.634</text:p>
          </table:table-cell>
          <table:table-cell office:value-type="percentage" office:value="0.86260800199258836" table:style-name="ce56">
            <text:p>86,3%</text:p>
          </table:table-cell>
          <table:table-cell office:value-type="float" office:value="4245781" table:style-name="ce55">
            <text:p>4.245.781</text:p>
          </table:table-cell>
          <table:table-cell office:value-type="percentage" office:value="0.86215666028036764" table:style-name="ce56">
            <text:p>86,2%</text:p>
          </table:table-cell>
          <table:table-cell office:value-type="float" office:value="3642793" table:style-name="ce55">
            <text:p>3.642.793</text:p>
          </table:table-cell>
          <table:table-cell office:value-type="percentage" office:value="0.91436439403789493" table:style-name="ce56">
            <text:p>91,4%</text:p>
          </table:table-cell>
          <table:table-cell office:value-type="float" office:value="39166948" table:style-name="ce55">
            <text:p>39.166.948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45602372765712" table:style-name="ce56">
            <text:p>92,8%</text:p>
          </table:table-cell>
          <table:table-cell office:value-type="percentage" office:value="0.82632963517963376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83" table:style-name="ce45">
            <text:p>430.583</text:p>
          </table:table-cell>
          <table:table-cell office:value-type="percentage" office:value="1" table:style-name="ce46">
            <text:p>100,0%</text:p>
          </table:table-cell>
          <table:table-cell office:value-type="float" office:value="652652" table:style-name="ce45">
            <text:p>652.652</text:p>
          </table:table-cell>
          <table:table-cell office:value-type="percentage" office:value="0.9974462154012621" table:style-name="ce46">
            <text:p>99,7%</text:p>
          </table:table-cell>
          <table:table-cell office:value-type="float" office:value="930580" table:style-name="ce45">
            <text:p>930.580</text:p>
          </table:table-cell>
          <table:table-cell office:value-type="percentage" office:value="0.97114572821319334" table:style-name="ce46">
            <text:p>97,1%</text:p>
          </table:table-cell>
          <table:table-cell office:value-type="float" office:value="1219451" table:style-name="ce45">
            <text:p>1.219.451</text:p>
          </table:table-cell>
          <table:table-cell office:value-type="percentage" office:value="0.94707946855795044" table:style-name="ce46">
            <text:p>94,7%</text:p>
          </table:table-cell>
          <table:table-cell office:value-type="float" office:value="1261847" table:style-name="ce45">
            <text:p>1.261.847</text:p>
          </table:table-cell>
          <table:table-cell office:value-type="percentage" office:value="0.91151786849435401" table:style-name="ce46">
            <text:p>91,2%</text:p>
          </table:table-cell>
          <table:table-cell office:value-type="float" office:value="944654" table:style-name="ce45">
            <text:p>944.654</text:p>
          </table:table-cell>
          <table:table-cell office:value-type="percentage" office:value="0.85739439975385134" table:style-name="ce46">
            <text:p>85,7%</text:p>
          </table:table-cell>
          <table:table-cell office:value-type="float" office:value="784373" table:style-name="ce45">
            <text:p>784.373</text:p>
          </table:table-cell>
          <table:table-cell office:value-type="percentage" office:value="0.84695263639818941" table:style-name="ce46">
            <text:p>84,7%</text:p>
          </table:table-cell>
          <table:table-cell office:value-type="float" office:value="693367" table:style-name="ce45">
            <text:p>693.367</text:p>
          </table:table-cell>
          <table:table-cell office:value-type="percentage" office:value="0.89716062449698908" table:style-name="ce46">
            <text:p>89,7%</text:p>
          </table:table-cell>
          <table:table-cell office:value-type="float" office:value="6917507" table:style-name="ce45">
            <text:p>6.917.507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35087816270766" table:style-name="ce46">
            <text:p>92,1%</text:p>
          </table:table-cell>
          <table:table-cell office:value-type="percentage" office:value="0.81361214375027124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2" table:style-name="ce48">
            <text:p>100.502</text:p>
          </table:table-cell>
          <table:table-cell office:value-type="percentage" office:value="1" table:style-name="ce49">
            <text:p>100,0%</text:p>
          </table:table-cell>
          <table:table-cell office:value-type="float" office:value="119182" table:style-name="ce48">
            <text:p>119.182</text:p>
          </table:table-cell>
          <table:table-cell office:value-type="percentage" office:value="0.99629676071055384" table:style-name="ce49">
            <text:p>99,6%</text:p>
          </table:table-cell>
          <table:table-cell office:value-type="float" office:value="154449" table:style-name="ce48">
            <text:p>154.449</text:p>
          </table:table-cell>
          <table:table-cell office:value-type="percentage" office:value="0.95746698902733862" table:style-name="ce49">
            <text:p>95,7%</text:p>
          </table:table-cell>
          <table:table-cell office:value-type="float" office:value="186748" table:style-name="ce48">
            <text:p>186.748</text:p>
          </table:table-cell>
          <table:table-cell office:value-type="percentage" office:value="0.92923321888839128" table:style-name="ce49">
            <text:p>92,9%</text:p>
          </table:table-cell>
          <table:table-cell office:value-type="float" office:value="189690" table:style-name="ce48">
            <text:p>189.690</text:p>
          </table:table-cell>
          <table:table-cell office:value-type="percentage" office:value="0.88790799346555138" table:style-name="ce49">
            <text:p>88,8%</text:p>
          </table:table-cell>
          <table:table-cell office:value-type="float" office:value="128385" table:style-name="ce48">
            <text:p>128.385</text:p>
          </table:table-cell>
          <table:table-cell office:value-type="percentage" office:value="0.81113610230101463" table:style-name="ce49">
            <text:p>81,1%</text:p>
          </table:table-cell>
          <table:table-cell office:value-type="float" office:value="106730" table:style-name="ce48">
            <text:p>106.730</text:p>
          </table:table-cell>
          <table:table-cell office:value-type="percentage" office:value="0.81599107019985018" table:style-name="ce49">
            <text:p>81,6%</text:p>
          </table:table-cell>
          <table:table-cell office:value-type="float" office:value="90459" table:style-name="ce48">
            <text:p>90.459</text:p>
          </table:table-cell>
          <table:table-cell office:value-type="percentage" office:value="0.84511897754981924" table:style-name="ce49">
            <text:p>84,5%</text:p>
          </table:table-cell>
          <table:table-cell office:value-type="float" office:value="1076145" table:style-name="ce48">
            <text:p>1.076.14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477363528747079" table:style-name="ce49">
            <text:p>90,5%</text:p>
          </table:table-cell>
          <table:table-cell office:value-type="percentage" office:value="0.80844288286745203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13" table:style-name="ce48">
            <text:p>88.413</text:p>
          </table:table-cell>
          <table:table-cell office:value-type="percentage" office:value="1" table:style-name="ce49">
            <text:p>100,0%</text:p>
          </table:table-cell>
          <table:table-cell office:value-type="float" office:value="114260" table:style-name="ce48">
            <text:p>114.260</text:p>
          </table:table-cell>
          <table:table-cell office:value-type="percentage" office:value="1" table:style-name="ce49">
            <text:p>100,0%</text:p>
          </table:table-cell>
          <table:table-cell office:value-type="float" office:value="148126" table:style-name="ce48">
            <text:p>148.126</text:p>
          </table:table-cell>
          <table:table-cell office:value-type="percentage" office:value="0.97457727482071188" table:style-name="ce49">
            <text:p>97,5%</text:p>
          </table:table-cell>
          <table:table-cell office:value-type="float" office:value="153242" table:style-name="ce48">
            <text:p>153.242</text:p>
          </table:table-cell>
          <table:table-cell office:value-type="percentage" office:value="0.94545387239870926" table:style-name="ce49">
            <text:p>94,5%</text:p>
          </table:table-cell>
          <table:table-cell office:value-type="float" office:value="151111" table:style-name="ce48">
            <text:p>151.111</text:p>
          </table:table-cell>
          <table:table-cell office:value-type="percentage" office:value="0.91074614271938281" table:style-name="ce49">
            <text:p>91,1%</text:p>
          </table:table-cell>
          <table:table-cell office:value-type="float" office:value="91117" table:style-name="ce48">
            <text:p>91.117</text:p>
          </table:table-cell>
          <table:table-cell office:value-type="percentage" office:value="0.83908427033547905" table:style-name="ce49">
            <text:p>83,9%</text:p>
          </table:table-cell>
          <table:table-cell office:value-type="float" office:value="66676" table:style-name="ce48">
            <text:p>66.676</text:p>
          </table:table-cell>
          <table:table-cell office:value-type="percentage" office:value="0.84142247797884961" table:style-name="ce49">
            <text:p>84,1%</text:p>
          </table:table-cell>
          <table:table-cell office:value-type="float" office:value="60826" table:style-name="ce48">
            <text:p>60.826</text:p>
          </table:table-cell>
          <table:table-cell office:value-type="percentage" office:value="0.9321135221282334" table:style-name="ce49">
            <text:p>93,2%</text:p>
          </table:table-cell>
          <table:table-cell office:value-type="float" office:value="873771" table:style-name="ce48">
            <text:p>873.771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08734189051069" table:style-name="ce49">
            <text:p>93,9%</text:p>
          </table:table-cell>
          <table:table-cell office:value-type="percentage" office:value="0.86265227482971973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55" table:style-name="ce48">
            <text:p>51.355</text:p>
          </table:table-cell>
          <table:table-cell office:value-type="percentage" office:value="0.95752614994499652" table:style-name="ce49">
            <text:p>95,8%</text:p>
          </table:table-cell>
          <table:table-cell office:value-type="float" office:value="79576" table:style-name="ce48">
            <text:p>79.576</text:p>
          </table:table-cell>
          <table:table-cell office:value-type="percentage" office:value="0.9122131279088429" table:style-name="ce49">
            <text:p>91,2%</text:p>
          </table:table-cell>
          <table:table-cell office:value-type="float" office:value="111661" table:style-name="ce48">
            <text:p>111.661</text:p>
          </table:table-cell>
          <table:table-cell office:value-type="percentage" office:value="0.87650812839009995" table:style-name="ce49">
            <text:p>87,7%</text:p>
          </table:table-cell>
          <table:table-cell office:value-type="float" office:value="152351" table:style-name="ce48">
            <text:p>152.351</text:p>
          </table:table-cell>
          <table:table-cell office:value-type="percentage" office:value="0.85827681005926493" table:style-name="ce49">
            <text:p>85,8%</text:p>
          </table:table-cell>
          <table:table-cell office:value-type="float" office:value="171839" table:style-name="ce48">
            <text:p>171.839</text:p>
          </table:table-cell>
          <table:table-cell office:value-type="percentage" office:value="0.79326294991759883" table:style-name="ce49">
            <text:p>79,3%</text:p>
          </table:table-cell>
          <table:table-cell office:value-type="float" office:value="132500" table:style-name="ce48">
            <text:p>132.500</text:p>
          </table:table-cell>
          <table:table-cell office:value-type="percentage" office:value="0.7199248018169272" table:style-name="ce49">
            <text:p>72,0%</text:p>
          </table:table-cell>
          <table:table-cell office:value-type="float" office:value="101987" table:style-name="ce48">
            <text:p>101.987</text:p>
          </table:table-cell>
          <table:table-cell office:value-type="percentage" office:value="0.74327505411294847" table:style-name="ce49">
            <text:p>74,3%</text:p>
          </table:table-cell>
          <table:table-cell office:value-type="float" office:value="79956" table:style-name="ce48">
            <text:p>79.956</text:p>
          </table:table-cell>
          <table:table-cell office:value-type="percentage" office:value="0.80328725285323899" table:style-name="ce49">
            <text:p>80,3%</text:p>
          </table:table-cell>
          <table:table-cell office:value-type="float" office:value="881225" table:style-name="ce48">
            <text:p>881.225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354835314677887" table:style-name="ce49">
            <text:p>81,4%</text:p>
          </table:table-cell>
          <table:table-cell office:value-type="percentage" office:value="0.72244881228095348" table:style-name="ce4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90" table:style-name="ce48">
            <text:p>92.590</text:p>
          </table:table-cell>
          <table:table-cell office:value-type="percentage" office:value="0.92256033159960937" table:style-name="ce49">
            <text:p>92,3%</text:p>
          </table:table-cell>
          <table:table-cell office:value-type="float" office:value="151397" table:style-name="ce48">
            <text:p>151.397</text:p>
          </table:table-cell>
          <table:table-cell office:value-type="percentage" office:value="0.90415417507733842" table:style-name="ce49">
            <text:p>90,4%</text:p>
          </table:table-cell>
          <table:table-cell office:value-type="float" office:value="223428" table:style-name="ce48">
            <text:p>223.428</text:p>
          </table:table-cell>
          <table:table-cell office:value-type="percentage" office:value="0.88818747391226571" table:style-name="ce49">
            <text:p>88,8%</text:p>
          </table:table-cell>
          <table:table-cell office:value-type="float" office:value="322195" table:style-name="ce48">
            <text:p>322.195</text:p>
          </table:table-cell>
          <table:table-cell office:value-type="percentage" office:value="0.87494263361276536" table:style-name="ce49">
            <text:p>87,5%</text:p>
          </table:table-cell>
          <table:table-cell office:value-type="float" office:value="319796" table:style-name="ce48">
            <text:p>319.796</text:p>
          </table:table-cell>
          <table:table-cell office:value-type="percentage" office:value="0.81144872559343317" table:style-name="ce49">
            <text:p>81,1%</text:p>
          </table:table-cell>
          <table:table-cell office:value-type="float" office:value="231182" table:style-name="ce48">
            <text:p>231.182</text:p>
          </table:table-cell>
          <table:table-cell office:value-type="percentage" office:value="0.73892642762623773" table:style-name="ce49">
            <text:p>73,9%</text:p>
          </table:table-cell>
          <table:table-cell office:value-type="float" office:value="188411" table:style-name="ce48">
            <text:p>188.411</text:p>
          </table:table-cell>
          <table:table-cell office:value-type="percentage" office:value="0.73982118105320194" table:style-name="ce49">
            <text:p>74,0%</text:p>
          </table:table-cell>
          <table:table-cell office:value-type="float" office:value="156118" table:style-name="ce48">
            <text:p>156.118</text:p>
          </table:table-cell>
          <table:table-cell office:value-type="percentage" office:value="0.84724717119366133" table:style-name="ce49">
            <text:p>84,7%</text:p>
          </table:table-cell>
          <table:table-cell office:value-type="float" office:value="1685117" table:style-name="ce48">
            <text:p>1.685.117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67284349792703" table:style-name="ce49">
            <text:p>82,9%</text:p>
          </table:table-cell>
          <table:table-cell office:value-type="percentage" office:value="0.75081994092771731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40" table:style-name="ce48">
            <text:p>42.240</text:p>
          </table:table-cell>
          <table:table-cell office:value-type="percentage" office:value="1" table:style-name="ce49">
            <text:p>100,0%</text:p>
          </table:table-cell>
          <table:table-cell office:value-type="float" office:value="56051" table:style-name="ce48">
            <text:p>56.051</text:p>
          </table:table-cell>
          <table:table-cell office:value-type="percentage" office:value="1" table:style-name="ce49">
            <text:p>100,0%</text:p>
          </table:table-cell>
          <table:table-cell office:value-type="float" office:value="76990" table:style-name="ce48">
            <text:p>76.990</text:p>
          </table:table-cell>
          <table:table-cell office:value-type="percentage" office:value="0.97139684822791683" table:style-name="ce49">
            <text:p>97,1%</text:p>
          </table:table-cell>
          <table:table-cell office:value-type="float" office:value="84831" table:style-name="ce48">
            <text:p>84.831</text:p>
          </table:table-cell>
          <table:table-cell office:value-type="percentage" office:value="0.93251621413652852" table:style-name="ce49">
            <text:p>93,3%</text:p>
          </table:table-cell>
          <table:table-cell office:value-type="float" office:value="88904" table:style-name="ce48">
            <text:p>88.904</text:p>
          </table:table-cell>
          <table:table-cell office:value-type="percentage" office:value="0.91290329205429943" table:style-name="ce49">
            <text:p>91,3%</text:p>
          </table:table-cell>
          <table:table-cell office:value-type="float" office:value="56150" table:style-name="ce48">
            <text:p>56.150</text:p>
          </table:table-cell>
          <table:table-cell office:value-type="percentage" office:value="0.83608803120998243" table:style-name="ce49">
            <text:p>83,6%</text:p>
          </table:table-cell>
          <table:table-cell office:value-type="float" office:value="42620" table:style-name="ce48">
            <text:p>42.620</text:p>
          </table:table-cell>
          <table:table-cell office:value-type="percentage" office:value="0.83777249228470896" table:style-name="ce49">
            <text:p>83,8%</text:p>
          </table:table-cell>
          <table:table-cell office:value-type="float" office:value="41531" table:style-name="ce48">
            <text:p>41.531</text:p>
          </table:table-cell>
          <table:table-cell office:value-type="percentage" office:value="0.9171432988097078" table:style-name="ce49">
            <text:p>91,7%</text:p>
          </table:table-cell>
          <table:table-cell office:value-type="float" office:value="489317" table:style-name="ce48">
            <text:p>489.31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838603428059696" table:style-name="ce49">
            <text:p>92,8%</text:p>
          </table:table-cell>
          <table:table-cell office:value-type="percentage" office:value="0.83836684342633916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22" table:style-name="ce48">
            <text:p>228.022</text:p>
          </table:table-cell>
          <table:table-cell office:value-type="percentage" office:value="1" table:style-name="ce49">
            <text:p>100,0%</text:p>
          </table:table-cell>
          <table:table-cell office:value-type="float" office:value="250541" table:style-name="ce48">
            <text:p>250.541</text:p>
          </table:table-cell>
          <table:table-cell office:value-type="percentage" office:value="1" table:style-name="ce49">
            <text:p>100,0%</text:p>
          </table:table-cell>
          <table:table-cell office:value-type="float" office:value="322571" table:style-name="ce48">
            <text:p>322.571</text:p>
          </table:table-cell>
          <table:table-cell office:value-type="percentage" office:value="0.98572314763035418" table:style-name="ce49">
            <text:p>98,6%</text:p>
          </table:table-cell>
          <table:table-cell office:value-type="float" office:value="353464" table:style-name="ce48">
            <text:p>353.464</text:p>
          </table:table-cell>
          <table:table-cell office:value-type="percentage" office:value="0.9272329965923668" table:style-name="ce49">
            <text:p>92,7%</text:p>
          </table:table-cell>
          <table:table-cell office:value-type="float" office:value="321745" table:style-name="ce48">
            <text:p>321.745</text:p>
          </table:table-cell>
          <table:table-cell office:value-type="percentage" office:value="0.89323490707991626" table:style-name="ce49">
            <text:p>89,3%</text:p>
          </table:table-cell>
          <table:table-cell office:value-type="float" office:value="214019" table:style-name="ce48">
            <text:p>214.019</text:p>
          </table:table-cell>
          <table:table-cell office:value-type="percentage" office:value="0.82664096839730861" table:style-name="ce49">
            <text:p>82,7%</text:p>
          </table:table-cell>
          <table:table-cell office:value-type="float" office:value="175016" table:style-name="ce48">
            <text:p>175.016</text:p>
          </table:table-cell>
          <table:table-cell office:value-type="percentage" office:value="0.82640866185976891" table:style-name="ce49">
            <text:p>82,6%</text:p>
          </table:table-cell>
          <table:table-cell office:value-type="float" office:value="145267" table:style-name="ce48">
            <text:p>145.267</text:p>
          </table:table-cell>
          <table:table-cell office:value-type="percentage" office:value="0.8636666309944232" table:style-name="ce49">
            <text:p>86,4%</text:p>
          </table:table-cell>
          <table:table-cell office:value-type="float" office:value="2010645" table:style-name="ce48">
            <text:p>2.010.645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564782618503616" table:style-name="ce49">
            <text:p>92,6%</text:p>
          </table:table-cell>
          <table:table-cell office:value-type="percentage" office:value="0.84245525839786239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23" table:style-name="ce48">
            <text:p>137.423</text:p>
          </table:table-cell>
          <table:table-cell office:value-type="percentage" office:value="1" table:style-name="ce49">
            <text:p>100,0%</text:p>
          </table:table-cell>
          <table:table-cell office:value-type="float" office:value="158418" table:style-name="ce48">
            <text:p>158.418</text:p>
          </table:table-cell>
          <table:table-cell office:value-type="percentage" office:value="1" table:style-name="ce49">
            <text:p>100,0%</text:p>
          </table:table-cell>
          <table:table-cell office:value-type="float" office:value="220841" table:style-name="ce48">
            <text:p>220.841</text:p>
          </table:table-cell>
          <table:table-cell office:value-type="percentage" office:value="0.96848194081428596" table:style-name="ce49">
            <text:p>96,8%</text:p>
          </table:table-cell>
          <table:table-cell office:value-type="float" office:value="284295" table:style-name="ce48">
            <text:p>284.295</text:p>
          </table:table-cell>
          <table:table-cell office:value-type="percentage" office:value="0.9129370887616528" table:style-name="ce49">
            <text:p>91,3%</text:p>
          </table:table-cell>
          <table:table-cell office:value-type="float" office:value="284343" table:style-name="ce48">
            <text:p>284.343</text:p>
          </table:table-cell>
          <table:table-cell office:value-type="percentage" office:value="0.85987099349524165" table:style-name="ce49">
            <text:p>86,0%</text:p>
          </table:table-cell>
          <table:table-cell office:value-type="float" office:value="204111" table:style-name="ce48">
            <text:p>204.111</text:p>
          </table:table-cell>
          <table:table-cell office:value-type="percentage" office:value="0.79189217500611053" table:style-name="ce49">
            <text:p>79,2%</text:p>
          </table:table-cell>
          <table:table-cell office:value-type="float" office:value="171961" table:style-name="ce48">
            <text:p>171.961</text:p>
          </table:table-cell>
          <table:table-cell office:value-type="percentage" office:value="0.78523873018192447" table:style-name="ce49">
            <text:p>78,5%</text:p>
          </table:table-cell>
          <table:table-cell office:value-type="float" office:value="151694" table:style-name="ce48">
            <text:p>151.694</text:p>
          </table:table-cell>
          <table:table-cell office:value-type="percentage" office:value="0.85309533450308184" table:style-name="ce49">
            <text:p>85,3%</text:p>
          </table:table-cell>
          <table:table-cell office:value-type="float" office:value="1613086" table:style-name="ce48">
            <text:p>1.613.086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822310886843214" table:style-name="ce49">
            <text:p>88,8%</text:p>
          </table:table-cell>
          <table:table-cell office:value-type="percentage" office:value="0.7873874383986379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341" table:style-name="ce48">
            <text:p>455.341</text:p>
          </table:table-cell>
          <table:table-cell office:value-type="percentage" office:value="1" table:style-name="ce49">
            <text:p>100,0%</text:p>
          </table:table-cell>
          <table:table-cell office:value-type="float" office:value="618013" table:style-name="ce48">
            <text:p>618.013</text:p>
          </table:table-cell>
          <table:table-cell office:value-type="percentage" office:value="0.97212207583021881" table:style-name="ce49">
            <text:p>97,2%</text:p>
          </table:table-cell>
          <table:table-cell office:value-type="float" office:value="798265" table:style-name="ce48">
            <text:p>798.265</text:p>
          </table:table-cell>
          <table:table-cell office:value-type="percentage" office:value="0.93639880631190731" table:style-name="ce49">
            <text:p>93,6%</text:p>
          </table:table-cell>
          <table:table-cell office:value-type="float" office:value="1035174" table:style-name="ce48">
            <text:p>1.035.174</text:p>
          </table:table-cell>
          <table:table-cell office:value-type="percentage" office:value="0.9432960239693603" table:style-name="ce49">
            <text:p>94,3%</text:p>
          </table:table-cell>
          <table:table-cell office:value-type="float" office:value="1148844" table:style-name="ce48">
            <text:p>1.148.844</text:p>
          </table:table-cell>
          <table:table-cell office:value-type="percentage" office:value="0.90067971745078512" table:style-name="ce49">
            <text:p>90,1%</text:p>
          </table:table-cell>
          <table:table-cell office:value-type="float" office:value="808520" table:style-name="ce48">
            <text:p>808.520</text:p>
          </table:table-cell>
          <table:table-cell office:value-type="percentage" office:value="0.83643345733829355" table:style-name="ce49">
            <text:p>83,6%</text:p>
          </table:table-cell>
          <table:table-cell office:value-type="float" office:value="672434" table:style-name="ce48">
            <text:p>672.434</text:p>
          </table:table-cell>
          <table:table-cell office:value-type="percentage" office:value="0.81109077991771295" table:style-name="ce49">
            <text:p>81,1%</text:p>
          </table:table-cell>
          <table:table-cell office:value-type="float" office:value="569168" table:style-name="ce48">
            <text:p>569.168</text:p>
          </table:table-cell>
          <table:table-cell office:value-type="percentage" office:value="0.84777981509258027" table:style-name="ce49">
            <text:p>84,8%</text:p>
          </table:table-cell>
          <table:table-cell office:value-type="float" office:value="6105759" table:style-name="ce48">
            <text:p>6.105.759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023389902179374" table:style-name="ce49">
            <text:p>90,0%</text:p>
          </table:table-cell>
          <table:table-cell office:value-type="percentage" office:value="0.79592721032665714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727" table:style-name="ce48">
            <text:p>293.727</text:p>
          </table:table-cell>
          <table:table-cell office:value-type="percentage" office:value="1" table:style-name="ce49">
            <text:p>100,0%</text:p>
          </table:table-cell>
          <table:table-cell office:value-type="float" office:value="433412" table:style-name="ce48">
            <text:p>433.412</text:p>
          </table:table-cell>
          <table:table-cell office:value-type="percentage" office:value="0.98552899658007709" table:style-name="ce49">
            <text:p>98,6%</text:p>
          </table:table-cell>
          <table:table-cell office:value-type="float" office:value="570364" table:style-name="ce48">
            <text:p>570.364</text:p>
          </table:table-cell>
          <table:table-cell office:value-type="percentage" office:value="0.95515959406504336" table:style-name="ce49">
            <text:p>95,5%</text:p>
          </table:table-cell>
          <table:table-cell office:value-type="float" office:value="715618" table:style-name="ce48">
            <text:p>715.618</text:p>
          </table:table-cell>
          <table:table-cell office:value-type="percentage" office:value="0.93876656836714345" table:style-name="ce49">
            <text:p>93,9%</text:p>
          </table:table-cell>
          <table:table-cell office:value-type="float" office:value="757000" table:style-name="ce48">
            <text:p>757.000</text:p>
          </table:table-cell>
          <table:table-cell office:value-type="percentage" office:value="0.90041547572743941" table:style-name="ce49">
            <text:p>90,0%</text:p>
          </table:table-cell>
          <table:table-cell office:value-type="float" office:value="517624" table:style-name="ce48">
            <text:p>517.624</text:p>
          </table:table-cell>
          <table:table-cell office:value-type="percentage" office:value="0.84314431335627871" table:style-name="ce49">
            <text:p>84,3%</text:p>
          </table:table-cell>
          <table:table-cell office:value-type="float" office:value="433127" table:style-name="ce48">
            <text:p>433.127</text:p>
          </table:table-cell>
          <table:table-cell office:value-type="percentage" office:value="0.84467590922298952" table:style-name="ce49">
            <text:p>84,5%</text:p>
          </table:table-cell>
          <table:table-cell office:value-type="float" office:value="382456" table:style-name="ce48">
            <text:p>382.456</text:p>
          </table:table-cell>
          <table:table-cell office:value-type="percentage" office:value="0.88374167280928162" table:style-name="ce49">
            <text:p>88,4%</text:p>
          </table:table-cell>
          <table:table-cell office:value-type="float" office:value="4103328" table:style-name="ce48">
            <text:p>4.103.328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346933432709432" table:style-name="ce49">
            <text:p>91,3%</text:p>
          </table:table-cell>
          <table:table-cell office:value-type="percentage" office:value="0.81301593308559761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45" table:style-name="ce48">
            <text:p>77.645</text:p>
          </table:table-cell>
          <table:table-cell office:value-type="percentage" office:value="1" table:style-name="ce49">
            <text:p>100,0%</text:p>
          </table:table-cell>
          <table:table-cell office:value-type="float" office:value="95728" table:style-name="ce48">
            <text:p>95.728</text:p>
          </table:table-cell>
          <table:table-cell office:value-type="percentage" office:value="1" table:style-name="ce49">
            <text:p>100,0%</text:p>
          </table:table-cell>
          <table:table-cell office:value-type="float" office:value="132497" table:style-name="ce48">
            <text:p>132.497</text:p>
          </table:table-cell>
          <table:table-cell office:value-type="percentage" office:value="1.0138654015380495" table:style-name="ce49">
            <text:p>101,4%</text:p>
          </table:table-cell>
          <table:table-cell office:value-type="float" office:value="161364" table:style-name="ce48">
            <text:p>161.364</text:p>
          </table:table-cell>
          <table:table-cell office:value-type="percentage" office:value="0.9607687865057486" table:style-name="ce49">
            <text:p>96,1%</text:p>
          </table:table-cell>
          <table:table-cell office:value-type="float" office:value="145769" table:style-name="ce48">
            <text:p>145.769</text:p>
          </table:table-cell>
          <table:table-cell office:value-type="percentage" office:value="0.92530596181190328" table:style-name="ce49">
            <text:p>92,5%</text:p>
          </table:table-cell>
          <table:table-cell office:value-type="float" office:value="112693" table:style-name="ce48">
            <text:p>112.693</text:p>
          </table:table-cell>
          <table:table-cell office:value-type="percentage" office:value="0.86792409235840484" table:style-name="ce49">
            <text:p>86,8%</text:p>
          </table:table-cell>
          <table:table-cell office:value-type="float" office:value="92950" table:style-name="ce48">
            <text:p>92.950</text:p>
          </table:table-cell>
          <table:table-cell office:value-type="percentage" office:value="0.82617815938705497" table:style-name="ce49">
            <text:p>82,6%</text:p>
          </table:table-cell>
          <table:table-cell office:value-type="float" office:value="78245" table:style-name="ce48">
            <text:p>78.245</text:p>
          </table:table-cell>
          <table:table-cell office:value-type="percentage" office:value="0.9129146297355003" table:style-name="ce49">
            <text:p>91,3%</text:p>
          </table:table-cell>
          <table:table-cell office:value-type="float" office:value="896891" table:style-name="ce48">
            <text:p>896.891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20511848740385" table:style-name="ce49">
            <text:p>94,4%</text:p>
          </table:table-cell>
          <table:table-cell office:value-type="percentage" office:value="0.84772386363314145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80" table:style-name="ce48">
            <text:p>241.580</text:p>
          </table:table-cell>
          <table:table-cell office:value-type="percentage" office:value="1" table:style-name="ce49">
            <text:p>100,0%</text:p>
          </table:table-cell>
          <table:table-cell office:value-type="float" office:value="291207" table:style-name="ce48">
            <text:p>291.207</text:p>
          </table:table-cell>
          <table:table-cell office:value-type="percentage" office:value="0.99732181691776056" table:style-name="ce49">
            <text:p>99,7%</text:p>
          </table:table-cell>
          <table:table-cell office:value-type="float" office:value="347471" table:style-name="ce48">
            <text:p>347.471</text:p>
          </table:table-cell>
          <table:table-cell office:value-type="percentage" office:value="0.98276135148741672" table:style-name="ce49">
            <text:p>98,3%</text:p>
          </table:table-cell>
          <table:table-cell office:value-type="float" office:value="392130" table:style-name="ce48">
            <text:p>392.130</text:p>
          </table:table-cell>
          <table:table-cell office:value-type="percentage" office:value="0.95828445747800584" table:style-name="ce49">
            <text:p>95,8%</text:p>
          </table:table-cell>
          <table:table-cell office:value-type="float" office:value="410172" table:style-name="ce48">
            <text:p>410.172</text:p>
          </table:table-cell>
          <table:table-cell office:value-type="percentage" office:value="0.92623696755239515" table:style-name="ce49">
            <text:p>92,6%</text:p>
          </table:table-cell>
          <table:table-cell office:value-type="float" office:value="265954" table:style-name="ce48">
            <text:p>265.954</text:p>
          </table:table-cell>
          <table:table-cell office:value-type="percentage" office:value="0.8618137512232743" table:style-name="ce49">
            <text:p>86,2%</text:p>
          </table:table-cell>
          <table:table-cell office:value-type="float" office:value="200856" table:style-name="ce48">
            <text:p>200.856</text:p>
          </table:table-cell>
          <table:table-cell office:value-type="percentage" office:value="0.87191463869909103" table:style-name="ce49">
            <text:p>87,2%</text:p>
          </table:table-cell>
          <table:table-cell office:value-type="float" office:value="173695" table:style-name="ce48">
            <text:p>173.695</text:p>
          </table:table-cell>
          <table:table-cell office:value-type="percentage" office:value="0.94737215289292265" table:style-name="ce49">
            <text:p>94,7%</text:p>
          </table:table-cell>
          <table:table-cell office:value-type="float" office:value="2323065" table:style-name="ce48">
            <text:p>2.323.065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82446266011488" table:style-name="ce49">
            <text:p>94,6%</text:p>
          </table:table-cell>
          <table:table-cell office:value-type="percentage" office:value="0.86139110585729561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79" table:style-name="ce48">
            <text:p>38.079</text:p>
          </table:table-cell>
          <table:table-cell office:value-type="percentage" office:value="0.98614492153105093" table:style-name="ce49">
            <text:p>98,6%</text:p>
          </table:table-cell>
          <table:table-cell office:value-type="float" office:value="45297" table:style-name="ce48">
            <text:p>45.297</text:p>
          </table:table-cell>
          <table:table-cell office:value-type="percentage" office:value="0.95362105263157892" table:style-name="ce49">
            <text:p>95,4%</text:p>
          </table:table-cell>
          <table:table-cell office:value-type="float" office:value="47624" table:style-name="ce48">
            <text:p>47.624</text:p>
          </table:table-cell>
          <table:table-cell office:value-type="percentage" office:value="0.92073312195499191" table:style-name="ce49">
            <text:p>92,1%</text:p>
          </table:table-cell>
          <table:table-cell office:value-type="float" office:value="31657" table:style-name="ce48">
            <text:p>31.657</text:p>
          </table:table-cell>
          <table:table-cell office:value-type="percentage" office:value="0.85476293336213416" table:style-name="ce49">
            <text:p>85,5%</text:p>
          </table:table-cell>
          <table:table-cell office:value-type="float" office:value="24656" table:style-name="ce48">
            <text:p>24.656</text:p>
          </table:table-cell>
          <table:table-cell office:value-type="percentage" office:value="0.8173440297023139" table:style-name="ce49">
            <text:p>81,7%</text:p>
          </table:table-cell>
          <table:table-cell office:value-type="float" office:value="22857" table:style-name="ce48">
            <text:p>22.857</text:p>
          </table:table-cell>
          <table:table-cell office:value-type="percentage" office:value="0.87962285934192808" table:style-name="ce49">
            <text:p>88,0%</text:p>
          </table:table-cell>
          <table:table-cell office:value-type="float" office:value="262085" table:style-name="ce48">
            <text:p>262.08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109965574696518" table:style-name="ce49">
            <text:p>93,1%</text:p>
          </table:table-cell>
          <table:table-cell office:value-type="percentage" office:value="0.82892123374323157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4" table:style-name="ce48">
            <text:p>73.424</text:p>
          </table:table-cell>
          <table:table-cell office:value-type="percentage" office:value="1" table:style-name="ce49">
            <text:p>100,0%</text:p>
          </table:table-cell>
          <table:table-cell office:value-type="float" office:value="103024" table:style-name="ce48">
            <text:p>103.024</text:p>
          </table:table-cell>
          <table:table-cell office:value-type="percentage" office:value="0.99135890379322955" table:style-name="ce49">
            <text:p>99,1%</text:p>
          </table:table-cell>
          <table:table-cell office:value-type="float" office:value="146282" table:style-name="ce48">
            <text:p>146.282</text:p>
          </table:table-cell>
          <table:table-cell office:value-type="percentage" office:value="0.95272272552608095" table:style-name="ce49">
            <text:p>95,3%</text:p>
          </table:table-cell>
          <table:table-cell office:value-type="float" office:value="207739" table:style-name="ce48">
            <text:p>207.739</text:p>
          </table:table-cell>
          <table:table-cell office:value-type="percentage" office:value="0.95248116715496811" table:style-name="ce49">
            <text:p>95,2%</text:p>
          </table:table-cell>
          <table:table-cell office:value-type="float" office:value="232477" table:style-name="ce48">
            <text:p>232.477</text:p>
          </table:table-cell>
          <table:table-cell office:value-type="percentage" office:value="0.9208176877861749" table:style-name="ce49">
            <text:p>92,1%</text:p>
          </table:table-cell>
          <table:table-cell office:value-type="float" office:value="169684" table:style-name="ce48">
            <text:p>169.684</text:p>
          </table:table-cell>
          <table:table-cell office:value-type="percentage" office:value="0.85236645669449551" table:style-name="ce49">
            <text:p>85,2%</text:p>
          </table:table-cell>
          <table:table-cell office:value-type="float" office:value="144080" table:style-name="ce48">
            <text:p>144.080</text:p>
          </table:table-cell>
          <table:table-cell office:value-type="percentage" office:value="0.82833637079665856" table:style-name="ce49">
            <text:p>82,8%</text:p>
          </table:table-cell>
          <table:table-cell office:value-type="float" office:value="124331" table:style-name="ce48">
            <text:p>124.331</text:p>
          </table:table-cell>
          <table:table-cell office:value-type="percentage" office:value="0.85973197986391547" table:style-name="ce49">
            <text:p>86,0%</text:p>
          </table:table-cell>
          <table:table-cell office:value-type="float" office:value="1201041" table:style-name="ce48">
            <text:p>1.201.0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52719992349807" table:style-name="ce49">
            <text:p>91,2%</text:p>
          </table:table-cell>
          <table:table-cell office:value-type="percentage" office:value="0.79377440392947873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7" table:style-name="ce48">
            <text:p>42.297</text:p>
          </table:table-cell>
          <table:table-cell office:value-type="percentage" office:value="1" table:style-name="ce49">
            <text:p>100,0%</text:p>
          </table:table-cell>
          <table:table-cell office:value-type="float" office:value="55887" table:style-name="ce48">
            <text:p>55.887</text:p>
          </table:table-cell>
          <table:table-cell office:value-type="percentage" office:value="0.98670550847457628" table:style-name="ce49">
            <text:p>98,7%</text:p>
          </table:table-cell>
          <table:table-cell office:value-type="float" office:value="72257" table:style-name="ce48">
            <text:p>72.257</text:p>
          </table:table-cell>
          <table:table-cell office:value-type="percentage" office:value="0.95489626007664863" table:style-name="ce49">
            <text:p>95,5%</text:p>
          </table:table-cell>
          <table:table-cell office:value-type="float" office:value="92173" table:style-name="ce48">
            <text:p>92.173</text:p>
          </table:table-cell>
          <table:table-cell office:value-type="percentage" office:value="0.94344817703535389" table:style-name="ce49">
            <text:p>94,3%</text:p>
          </table:table-cell>
          <table:table-cell office:value-type="float" office:value="95921" table:style-name="ce48">
            <text:p>95.921</text:p>
          </table:table-cell>
          <table:table-cell office:value-type="percentage" office:value="0.90728602101718647" table:style-name="ce49">
            <text:p>90,7%</text:p>
          </table:table-cell>
          <table:table-cell office:value-type="float" office:value="65190" table:style-name="ce48">
            <text:p>65.190</text:p>
          </table:table-cell>
          <table:table-cell office:value-type="percentage" office:value="0.8496135750498508" table:style-name="ce49">
            <text:p>85,0%</text:p>
          </table:table-cell>
          <table:table-cell office:value-type="float" office:value="58708" table:style-name="ce48">
            <text:p>58.708</text:p>
          </table:table-cell>
          <table:table-cell office:value-type="percentage" office:value="0.85328914857126248" table:style-name="ce49">
            <text:p>85,3%</text:p>
          </table:table-cell>
          <table:table-cell office:value-type="float" office:value="51730" table:style-name="ce48">
            <text:p>51.730</text:p>
          </table:table-cell>
          <table:table-cell office:value-type="percentage" office:value="0.89932372524817028" table:style-name="ce49">
            <text:p>89,9%</text:p>
          </table:table-cell>
          <table:table-cell office:value-type="float" office:value="534163" table:style-name="ce48">
            <text:p>534.163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69448131077913" table:style-name="ce49">
            <text:p>92,1%</text:p>
          </table:table-cell>
          <table:table-cell office:value-type="percentage" office:value="0.81222496936078847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31" table:style-name="ce48">
            <text:p>162.631</text:p>
          </table:table-cell>
          <table:table-cell office:value-type="percentage" office:value="1.0194639118388225" table:style-name="ce49">
            <text:p>101,9%</text:p>
          </table:table-cell>
          <table:table-cell office:value-type="float" office:value="213063" table:style-name="ce48">
            <text:p>213.063</text:p>
          </table:table-cell>
          <table:table-cell office:value-type="percentage" office:value="0.98473420038268489" table:style-name="ce49">
            <text:p>98,5%</text:p>
          </table:table-cell>
          <table:table-cell office:value-type="float" office:value="275201" table:style-name="ce48">
            <text:p>275.201</text:p>
          </table:table-cell>
          <table:table-cell office:value-type="percentage" office:value="0.96846176314298482" table:style-name="ce49">
            <text:p>96,8%</text:p>
          </table:table-cell>
          <table:table-cell office:value-type="float" office:value="323942" table:style-name="ce48">
            <text:p>323.942</text:p>
          </table:table-cell>
          <table:table-cell office:value-type="percentage" office:value="0.95992200718885101" table:style-name="ce49">
            <text:p>96,0%</text:p>
          </table:table-cell>
          <table:table-cell office:value-type="float" office:value="322274" table:style-name="ce48">
            <text:p>322.274</text:p>
          </table:table-cell>
          <table:table-cell office:value-type="percentage" office:value="0.92590443136894363" table:style-name="ce49">
            <text:p>92,6%</text:p>
          </table:table-cell>
          <table:table-cell office:value-type="float" office:value="207275" table:style-name="ce48">
            <text:p>207.275</text:p>
          </table:table-cell>
          <table:table-cell office:value-type="percentage" office:value="0.87224104193405849" table:style-name="ce49">
            <text:p>87,2%</text:p>
          </table:table-cell>
          <table:table-cell office:value-type="float" office:value="170959" table:style-name="ce48">
            <text:p>170.959</text:p>
          </table:table-cell>
          <table:table-cell office:value-type="percentage" office:value="0.85816329091684862" table:style-name="ce49">
            <text:p>85,8%</text:p>
          </table:table-cell>
          <table:table-cell office:value-type="float" office:value="154710" table:style-name="ce48">
            <text:p>154.710</text:p>
          </table:table-cell>
          <table:table-cell office:value-type="percentage" office:value="0.89522442815232295" table:style-name="ce49">
            <text:p>89,5%</text:p>
          </table:table-cell>
          <table:table-cell office:value-type="float" office:value="1830055" table:style-name="ce48">
            <text:p>1.830.05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596838874559962" table:style-name="ce49">
            <text:p>93,6%</text:p>
          </table:table-cell>
          <table:table-cell office:value-type="percentage" office:value="0.83720586593763324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5" table:style-name="ce48">
            <text:p>2.485</text:p>
          </table:table-cell>
          <table:table-cell office:value-type="percentage" office:value="0.87592527317588997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7" table:style-name="ce48">
            <text:p>7.917</text:p>
          </table:table-cell>
          <table:table-cell office:value-type="percentage" office:value="0.95053427782446875" table:style-name="ce49">
            <text:p>95,1%</text:p>
          </table:table-cell>
          <table:table-cell office:value-type="float" office:value="10833" table:style-name="ce48">
            <text:p>10.833</text:p>
          </table:table-cell>
          <table:table-cell office:value-type="percentage" office:value="0.93735398459807906" table:style-name="ce49">
            <text:p>93,7%</text:p>
          </table:table-cell>
          <table:table-cell office:value-type="float" office:value="11334" table:style-name="ce48">
            <text:p>11.334</text:p>
          </table:table-cell>
          <table:table-cell office:value-type="percentage" office:value="0.91721291575625152" table:style-name="ce49">
            <text:p>91,7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1708921835248705" table:style-name="ce49">
            <text:p>81,7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832857800276116" table:style-name="ce49">
            <text:p>83,3%</text:p>
          </table:table-cell>
          <table:table-cell office:value-type="float" office:value="8564" table:style-name="ce48">
            <text:p>8.564</text:p>
          </table:table-cell>
          <table:table-cell office:value-type="percentage" office:value="0.92274539381532161" table:style-name="ce49">
            <text:p>92,3%</text:p>
          </table:table-cell>
          <table:table-cell office:value-type="float" office:value="63556" table:style-name="ce48">
            <text:p>63.5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78945219558204" table:style-name="ce49">
            <text:p>89,5%</text:p>
          </table:table-cell>
          <table:table-cell office:value-type="percentage" office:value="0.760994767532358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1" table:style-name="ce48">
            <text:p>2.051</text:p>
          </table:table-cell>
          <table:table-cell office:value-type="percentage" office:value="0.81680605336519319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1" table:style-name="ce48">
            <text:p>7.381</text:p>
          </table:table-cell>
          <table:table-cell office:value-type="percentage" office:value="0.92204871955028112" table:style-name="ce49">
            <text:p>92,2%</text:p>
          </table:table-cell>
          <table:table-cell office:value-type="float" office:value="10001" table:style-name="ce48">
            <text:p>10.001</text:p>
          </table:table-cell>
          <table:table-cell office:value-type="percentage" office:value="0.92593278400148138" table:style-name="ce49">
            <text:p>92,6%</text:p>
          </table:table-cell>
          <table:table-cell office:value-type="float" office:value="10485" table:style-name="ce48">
            <text:p>10.485</text:p>
          </table:table-cell>
          <table:table-cell office:value-type="percentage" office:value="0.95990112606426803" table:style-name="ce49">
            <text:p>96,0%</text:p>
          </table:table-cell>
          <table:table-cell office:value-type="float" office:value="8968" table:style-name="ce48">
            <text:p>8.968</text:p>
          </table:table-cell>
          <table:table-cell office:value-type="percentage" office:value="0.81884587289992694" table:style-name="ce49">
            <text:p>81,9%</text:p>
          </table:table-cell>
          <table:table-cell office:value-type="float" office:value="8966" table:style-name="ce48">
            <text:p>8.966</text:p>
          </table:table-cell>
          <table:table-cell office:value-type="percentage" office:value="0.76691472072534428" table:style-name="ce49">
            <text:p>76,7%</text:p>
          </table:table-cell>
          <table:table-cell office:value-type="float" office:value="8203" table:style-name="ce48">
            <text:p>8.203</text:p>
          </table:table-cell>
          <table:table-cell office:value-type="percentage" office:value="0.8562630480167015" table:style-name="ce49">
            <text:p>85,6%</text:p>
          </table:table-cell>
          <table:table-cell office:value-type="float" office:value="59425" table:style-name="ce48">
            <text:p>59.425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49189933495441" table:style-name="ce49">
            <text:p>87,0%</text:p>
          </table:table-cell>
          <table:table-cell office:value-type="percentage" office:value="0.70725524267453765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69" table:style-name="ce48">
            <text:p>3.569</text:p>
          </table:table-cell>
          <table:table-cell office:value-type="string" table:style-name="ce49">
            <text:p>-</text:p>
          </table:table-cell>
          <table:table-cell office:value-type="float" office:value="9295" table:style-name="ce48">
            <text:p>9.295</text:p>
          </table:table-cell>
          <table:table-cell office:value-type="string" table:style-name="ce49">
            <text:p>-</text:p>
          </table:table-cell>
          <table:table-cell office:value-type="float" office:value="21669" table:style-name="ce48">
            <text:p>21.669</text:p>
          </table:table-cell>
          <table:table-cell office:value-type="string" table:style-name="ce49">
            <text:p>-</text:p>
          </table:table-cell>
          <table:table-cell office:value-type="float" office:value="31393" table:style-name="ce48">
            <text:p>31.393</text:p>
          </table:table-cell>
          <table:table-cell office:value-type="string" table:style-name="ce49">
            <text:p>-</text:p>
          </table:table-cell>
          <table:table-cell office:value-type="float" office:value="23762" table:style-name="ce48">
            <text:p>23.762</text:p>
          </table:table-cell>
          <table:table-cell office:value-type="string" table:style-name="ce49">
            <text:p>-</text:p>
          </table:table-cell>
          <table:table-cell office:value-type="float" office:value="1253" table:style-name="ce48">
            <text:p>1.253</text:p>
          </table:table-cell>
          <table:table-cell office:value-type="string" table:style-name="ce49">
            <text:p>-</text:p>
          </table:table-cell>
          <table:table-cell office:value-type="float" office:value="90982" table:style-name="ce48">
            <text:p>90.98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1" table:style-name="ce51">
            <text:p>871</text:p>
          </table:table-cell>
          <table:table-cell office:value-type="string" table:style-name="ce52">
            <text:p>-</text:p>
          </table:table-cell>
          <table:table-cell office:value-type="float" office:value="1819" table:style-name="ce51">
            <text:p>1.819</text:p>
          </table:table-cell>
          <table:table-cell office:value-type="string" table:style-name="ce52">
            <text:p>-</text:p>
          </table:table-cell>
          <table:table-cell office:value-type="float" office:value="2235" table:style-name="ce51">
            <text:p>2.235</text:p>
          </table:table-cell>
          <table:table-cell office:value-type="string" table:style-name="ce52">
            <text:p>-</text:p>
          </table:table-cell>
          <table:table-cell office:value-type="float" office:value="1994" table:style-name="ce51">
            <text:p>1.994</text:p>
          </table:table-cell>
          <table:table-cell office:value-type="string" table:style-name="ce52">
            <text:p>-</text:p>
          </table:table-cell>
          <table:table-cell office:value-type="float" office:value="244" table:style-name="ce51">
            <text:p>244</text:p>
          </table:table-cell>
          <table:table-cell office:value-type="string" table:style-name="ce52">
            <text:p>-</text:p>
          </table:table-cell>
          <table:table-cell office:value-type="float" office:value="7530" table:style-name="ce51">
            <text:p>7.530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505" table:style-name="ce55">
            <text:p>2.918.505</text:p>
          </table:table-cell>
          <table:table-cell office:value-type="percentage" office:value="1" table:style-name="ce56">
            <text:p>100,0%</text:p>
          </table:table-cell>
          <table:table-cell office:value-type="float" office:value="3940159" table:style-name="ce55">
            <text:p>3.940.159</text:p>
          </table:table-cell>
          <table:table-cell office:value-type="percentage" office:value="0.98582125980370938" table:style-name="ce56">
            <text:p>98,6%</text:p>
          </table:table-cell>
          <table:table-cell office:value-type="float" office:value="5272029" table:style-name="ce55">
            <text:p>5.272.029</text:p>
          </table:table-cell>
          <table:table-cell office:value-type="percentage" office:value="0.95721758423722603" table:style-name="ce56">
            <text:p>95,7%</text:p>
          </table:table-cell>
          <table:table-cell office:value-type="float" office:value="6705290" table:style-name="ce55">
            <text:p>6.705.290</text:p>
          </table:table-cell>
          <table:table-cell office:value-type="percentage" office:value="0.9404711044510341" table:style-name="ce56">
            <text:p>94,0%</text:p>
          </table:table-cell>
          <table:table-cell office:value-type="float" office:value="7030062" table:style-name="ce55">
            <text:p>7.030.062</text:p>
          </table:table-cell>
          <table:table-cell office:value-type="percentage" office:value="0.89935201171629131" table:style-name="ce56">
            <text:p>89,9%</text:p>
          </table:table-cell>
          <table:table-cell office:value-type="float" office:value="4988633" table:style-name="ce55">
            <text:p>4.988.633</text:p>
          </table:table-cell>
          <table:table-cell office:value-type="percentage" office:value="0.83955170127330436" table:style-name="ce56">
            <text:p>84,0%</text:p>
          </table:table-cell>
          <table:table-cell office:value-type="float" office:value="4088256" table:style-name="ce55">
            <text:p>4.088.256</text:p>
          </table:table-cell>
          <table:table-cell office:value-type="percentage" office:value="0.83016932322490844" table:style-name="ce56">
            <text:p>83,0%</text:p>
          </table:table-cell>
          <table:table-cell office:value-type="float" office:value="3463604" table:style-name="ce55">
            <text:p>3.463.604</text:p>
          </table:table-cell>
          <table:table-cell office:value-type="percentage" office:value="0.86938680640026189" table:style-name="ce56">
            <text:p>86,9%</text:p>
          </table:table-cell>
          <table:table-cell office:value-type="float" office:value="38406538" table:style-name="ce55">
            <text:p>38.406.538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043043631138088" table:style-name="ce56">
            <text:p>91,0%</text:p>
          </table:table-cell>
          <table:table-cell office:value-type="percentage" office:value="0.8102867891073039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6765" table:style-name="ce62">
            <text:p>996.765</text:p>
          </table:table-cell>
          <table:table-cell office:value-type="percentage" office:value="0.92017429274349516" table:style-name="ce63">
            <text:p>92,0%</text:p>
          </table:table-cell>
          <table:table-cell office:value-type="float" office:value="861106" table:style-name="ce62">
            <text:p>861.106</text:p>
          </table:table-cell>
          <table:table-cell office:value-type="percentage" office:value="0.92534333426465221" table:style-name="ce63">
            <text:p>92,5%</text:p>
          </table:table-cell>
          <table:table-cell office:value-type="float" office:value="849401" table:style-name="ce62">
            <text:p>849.401</text:p>
          </table:table-cell>
          <table:table-cell office:value-type="percentage" office:value="0.69654377256650735" table:style-name="ce63">
            <text:p>69,7%</text:p>
          </table:table-cell>
          <table:table-cell office:value-type="float" office:value="652089" table:style-name="ce62">
            <text:p>652.089</text:p>
          </table:table-cell>
          <table:table-cell office:value-type="percentage" office:value="0.51677342815729643" table:style-name="ce63">
            <text:p>51,7%</text:p>
          </table:table-cell>
          <table:table-cell office:value-type="float" office:value="332185" table:style-name="ce62">
            <text:p>332.185</text:p>
          </table:table-cell>
          <table:table-cell office:value-type="percentage" office:value="0.35164726979401983" table:style-name="ce63">
            <text:p>35,2%</text:p>
          </table:table-cell>
          <table:table-cell office:value-type="float" office:value="202500" table:style-name="ce62">
            <text:p>202.500</text:p>
          </table:table-cell>
          <table:table-cell office:value-type="percentage" office:value="0.25816798895423476" table:style-name="ce63">
            <text:p>25,8%</text:p>
          </table:table-cell>
          <table:table-cell office:value-type="float" office:value="204335" table:style-name="ce62">
            <text:p>204.335</text:p>
          </table:table-cell>
          <table:table-cell office:value-type="percentage" office:value="0.64142929790747172" table:style-name="ce46">
            <text:p>64,1%</text:p>
          </table:table-cell>
          <table:table-cell office:value-type="float" office:value="746174" table:style-name="ce62">
            <text:p>746.174</text:p>
          </table:table-cell>
          <table:table-cell office:value-type="percentage" office:value="0.86266580188979181" table:style-name="ce46">
            <text:p>86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437" table:style-name="ce7">
            <text:p>201.437</text:p>
          </table:table-cell>
          <table:table-cell office:value-type="percentage" office:value="0.91693978623841521" table:style-name="ce49">
            <text:p>91,7%</text:p>
          </table:table-cell>
          <table:table-cell office:value-type="float" office:value="142055" table:style-name="ce7">
            <text:p>142.055</text:p>
          </table:table-cell>
          <table:table-cell office:value-type="percentage" office:value="0.91975344612137344" table:style-name="ce49">
            <text:p>92,0%</text:p>
          </table:table-cell>
          <table:table-cell office:value-type="float" office:value="132539" table:style-name="ce7">
            <text:p>132.539</text:p>
          </table:table-cell>
          <table:table-cell office:value-type="percentage" office:value="0.70972112151134148" table:style-name="ce49">
            <text:p>71,0%</text:p>
          </table:table-cell>
          <table:table-cell office:value-type="float" office:value="99803" table:style-name="ce7">
            <text:p>99.803</text:p>
          </table:table-cell>
          <table:table-cell office:value-type="percentage" office:value="0.5261373820443882" table:style-name="ce49">
            <text:p>52,6%</text:p>
          </table:table-cell>
          <table:table-cell office:value-type="float" office:value="46512" table:style-name="ce7">
            <text:p>46.512</text:p>
          </table:table-cell>
          <table:table-cell office:value-type="percentage" office:value="0.36228531370487205" table:style-name="ce49">
            <text:p>36,2%</text:p>
          </table:table-cell>
          <table:table-cell office:value-type="float" office:value="33435" table:style-name="ce7">
            <text:p>33.435</text:p>
          </table:table-cell>
          <table:table-cell office:value-type="percentage" office:value="0.31326712264592899" table:style-name="ce49">
            <text:p>31,3%</text:p>
          </table:table-cell>
          <table:table-cell office:value-type="float" office:value="36869" table:style-name="ce7">
            <text:p>36.869</text:p>
          </table:table-cell>
          <table:table-cell office:value-type="percentage" office:value="0.62697049570614749" table:style-name="ce49">
            <text:p>62,7%</text:p>
          </table:table-cell>
          <table:table-cell office:value-type="float" office:value="117868" table:style-name="ce7">
            <text:p>117.868</text:p>
          </table:table-cell>
          <table:table-cell office:value-type="percentage" office:value="0.87247586901166574" table:style-name="ce49">
            <text:p>87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729" table:style-name="ce7">
            <text:p>191.729</text:p>
          </table:table-cell>
          <table:table-cell office:value-type="percentage" office:value="0.94600168744726731" table:style-name="ce49">
            <text:p>94,6%</text:p>
          </table:table-cell>
          <table:table-cell office:value-type="float" office:value="142015" table:style-name="ce7">
            <text:p>142.015</text:p>
          </table:table-cell>
          <table:table-cell office:value-type="percentage" office:value="0.9587445823150561" table:style-name="ce49">
            <text:p>95,9%</text:p>
          </table:table-cell>
          <table:table-cell office:value-type="float" office:value="143519" table:style-name="ce7">
            <text:p>143.519</text:p>
          </table:table-cell>
          <table:table-cell office:value-type="percentage" office:value="0.93655133710079486" table:style-name="ce49">
            <text:p>93,7%</text:p>
          </table:table-cell>
          <table:table-cell office:value-type="float" office:value="123417" table:style-name="ce7">
            <text:p>123.417</text:p>
          </table:table-cell>
          <table:table-cell office:value-type="percentage" office:value="0.81673074759613795" table:style-name="ce49">
            <text:p>81,7%</text:p>
          </table:table-cell>
          <table:table-cell office:value-type="float" office:value="57130" table:style-name="ce7">
            <text:p>57.130</text:p>
          </table:table-cell>
          <table:table-cell office:value-type="percentage" office:value="0.62699606001075536" table:style-name="ce49">
            <text:p>62,7%</text:p>
          </table:table-cell>
          <table:table-cell office:value-type="float" office:value="38740" table:style-name="ce7">
            <text:p>38.740</text:p>
          </table:table-cell>
          <table:table-cell office:value-type="percentage" office:value="0.58101865738796565" table:style-name="ce49">
            <text:p>58,1%</text:p>
          </table:table-cell>
          <table:table-cell office:value-type="float" office:value="41646" table:style-name="ce7">
            <text:p>41.646</text:p>
          </table:table-cell>
          <table:table-cell office:value-type="percentage" office:value="0.91893203883495145" table:style-name="ce49">
            <text:p>91,9%</text:p>
          </table:table-cell>
          <table:table-cell office:value-type="float" office:value="113600" table:style-name="ce7">
            <text:p>113.600</text:p>
          </table:table-cell>
          <table:table-cell office:value-type="percentage" office:value="0.96629863391231863" table:style-name="ce49">
            <text:p>9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211" table:style-name="ce7">
            <text:p>119.211</text:p>
          </table:table-cell>
          <table:table-cell office:value-type="percentage" office:value="0.91048720318335608" table:style-name="ce49">
            <text:p>91,0%</text:p>
          </table:table-cell>
          <table:table-cell office:value-type="float" office:value="95576" table:style-name="ce7">
            <text:p>95.576</text:p>
          </table:table-cell>
          <table:table-cell office:value-type="percentage" office:value="0.8559479137747289" table:style-name="ce49">
            <text:p>85,6%</text:p>
          </table:table-cell>
          <table:table-cell office:value-type="float" office:value="98721" table:style-name="ce7">
            <text:p>98.721</text:p>
          </table:table-cell>
          <table:table-cell office:value-type="percentage" office:value="0.64798393184160263" table:style-name="ce49">
            <text:p>64,8%</text:p>
          </table:table-cell>
          <table:table-cell office:value-type="float" office:value="74431" table:style-name="ce7">
            <text:p>74.431</text:p>
          </table:table-cell>
          <table:table-cell office:value-type="percentage" office:value="0.43314381484994674" table:style-name="ce49">
            <text:p>43,3%</text:p>
          </table:table-cell>
          <table:table-cell office:value-type="float" office:value="32557" table:style-name="ce7">
            <text:p>32.557</text:p>
          </table:table-cell>
          <table:table-cell office:value-type="percentage" office:value="0.2457132075471698" table:style-name="ce49">
            <text:p>24,6%</text:p>
          </table:table-cell>
          <table:table-cell office:value-type="float" office:value="20993" table:style-name="ce7">
            <text:p>20.993</text:p>
          </table:table-cell>
          <table:table-cell office:value-type="percentage" office:value="0.20583995999490132" table:style-name="ce49">
            <text:p>20,6%</text:p>
          </table:table-cell>
          <table:table-cell office:value-type="float" office:value="35046" table:style-name="ce7">
            <text:p>35.046</text:p>
          </table:table-cell>
          <table:table-cell office:value-type="percentage" office:value="0.68724384743602318" table:style-name="ce49">
            <text:p>68,7%</text:p>
          </table:table-cell>
          <table:table-cell office:value-type="float" office:value="99507" table:style-name="ce7">
            <text:p>99.507</text:p>
          </table:table-cell>
          <table:table-cell office:value-type="percentage" office:value="0.82970207869524981" table:style-name="ce49">
            <text:p>83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445" table:style-name="ce7">
            <text:p>221.445</text:p>
          </table:table-cell>
          <table:table-cell office:value-type="percentage" office:value="0.90760983167135956" table:style-name="ce49">
            <text:p>90,8%</text:p>
          </table:table-cell>
          <table:table-cell office:value-type="float" office:value="194392" table:style-name="ce7">
            <text:p>194.392</text:p>
          </table:table-cell>
          <table:table-cell office:value-type="percentage" office:value="0.87004314589039866" table:style-name="ce49">
            <text:p>87,0%</text:p>
          </table:table-cell>
          <table:table-cell office:value-type="float" office:value="233874" table:style-name="ce7">
            <text:p>233.874</text:p>
          </table:table-cell>
          <table:table-cell office:value-type="percentage" office:value="0.72587718617607344" table:style-name="ce49">
            <text:p>72,6%</text:p>
          </table:table-cell>
          <table:table-cell office:value-type="float" office:value="174562" table:style-name="ce7">
            <text:p>174.562</text:p>
          </table:table-cell>
          <table:table-cell office:value-type="percentage" office:value="0.54585423207294648" table:style-name="ce49">
            <text:p>54,6%</text:p>
          </table:table-cell>
          <table:table-cell office:value-type="float" office:value="66422" table:style-name="ce7">
            <text:p>66.422</text:p>
          </table:table-cell>
          <table:table-cell office:value-type="percentage" office:value="0.28731475633916137" table:style-name="ce49">
            <text:p>28,7%</text:p>
          </table:table-cell>
          <table:table-cell office:value-type="float" office:value="34810" table:style-name="ce7">
            <text:p>34.810</text:p>
          </table:table-cell>
          <table:table-cell office:value-type="percentage" office:value="0.18475566713196151" table:style-name="ce49">
            <text:p>18,5%</text:p>
          </table:table-cell>
          <table:table-cell office:value-type="float" office:value="96055" table:style-name="ce7">
            <text:p>96.055</text:p>
          </table:table-cell>
          <table:table-cell office:value-type="percentage" office:value="0.71531765003760717" table:style-name="ce49">
            <text:p>71,5%</text:p>
          </table:table-cell>
          <table:table-cell office:value-type="float" office:value="185451" table:style-name="ce7">
            <text:p>185.451</text:p>
          </table:table-cell>
          <table:table-cell office:value-type="percentage" office:value="0.83268302539119499" table:style-name="ce49">
            <text:p>83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502" table:style-name="ce7">
            <text:p>92.502</text:p>
          </table:table-cell>
          <table:table-cell office:value-type="percentage" office:value="0.94110345809891038" table:style-name="ce49">
            <text:p>94,1%</text:p>
          </table:table-cell>
          <table:table-cell office:value-type="float" office:value="75627" table:style-name="ce7">
            <text:p>75.627</text:p>
          </table:table-cell>
          <table:table-cell office:value-type="percentage" office:value="0.9822964021301468" table:style-name="ce49">
            <text:p>98,2%</text:p>
          </table:table-cell>
          <table:table-cell office:value-type="float" office:value="70516" table:style-name="ce7">
            <text:p>70.516</text:p>
          </table:table-cell>
          <table:table-cell office:value-type="percentage" office:value="0.83125272600818101" table:style-name="ce49">
            <text:p>83,1%</text:p>
          </table:table-cell>
          <table:table-cell office:value-type="float" office:value="59173" table:style-name="ce7">
            <text:p>59.173</text:p>
          </table:table-cell>
          <table:table-cell office:value-type="percentage" office:value="0.66558310087285166" table:style-name="ce49">
            <text:p>66,6%</text:p>
          </table:table-cell>
          <table:table-cell office:value-type="float" office:value="28403" table:style-name="ce7">
            <text:p>28.403</text:p>
          </table:table-cell>
          <table:table-cell office:value-type="percentage" office:value="0.5058414959928762" table:style-name="ce49">
            <text:p>50,6%</text:p>
          </table:table-cell>
          <table:table-cell office:value-type="float" office:value="14947" table:style-name="ce7">
            <text:p>14.947</text:p>
          </table:table-cell>
          <table:table-cell office:value-type="percentage" office:value="0.35070389488503051" table:style-name="ce49">
            <text:p>35,1%</text:p>
          </table:table-cell>
          <table:table-cell office:value-type="float" office:value="19786" table:style-name="ce7">
            <text:p>19.786</text:p>
          </table:table-cell>
          <table:table-cell office:value-type="percentage" office:value="0.89182367258631567" table:style-name="ce49">
            <text:p>89,2%</text:p>
          </table:table-cell>
          <table:table-cell office:value-type="float" office:value="55813" table:style-name="ce7">
            <text:p>55.813</text:p>
          </table:table-cell>
          <table:table-cell office:value-type="percentage" office:value="0.94192797110743576" table:style-name="ce49">
            <text:p>94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744" table:style-name="ce7">
            <text:p>446.744</text:p>
          </table:table-cell>
          <table:table-cell office:value-type="percentage" office:value="0.93351136631958598" table:style-name="ce49">
            <text:p>93,4%</text:p>
          </table:table-cell>
          <table:table-cell office:value-type="float" office:value="295257" table:style-name="ce7">
            <text:p>295.257</text:p>
          </table:table-cell>
          <table:table-cell office:value-type="percentage" office:value="0.91532406818963885" table:style-name="ce49">
            <text:p>91,5%</text:p>
          </table:table-cell>
          <table:table-cell office:value-type="float" office:value="296641" table:style-name="ce7">
            <text:p>296.641</text:p>
          </table:table-cell>
          <table:table-cell office:value-type="percentage" office:value="0.83923963968042004" table:style-name="ce49">
            <text:p>83,9%</text:p>
          </table:table-cell>
          <table:table-cell office:value-type="float" office:value="219770" table:style-name="ce7">
            <text:p>219.770</text:p>
          </table:table-cell>
          <table:table-cell office:value-type="percentage" office:value="0.6830564577538113" table:style-name="ce49">
            <text:p>68,3%</text:p>
          </table:table-cell>
          <table:table-cell office:value-type="float" office:value="111067" table:style-name="ce7">
            <text:p>111.067</text:p>
          </table:table-cell>
          <table:table-cell office:value-type="percentage" office:value="0.51895859713389936" table:style-name="ce49">
            <text:p>51,9%</text:p>
          </table:table-cell>
          <table:table-cell office:value-type="float" office:value="78034" table:style-name="ce7">
            <text:p>78.034</text:p>
          </table:table-cell>
          <table:table-cell office:value-type="percentage" office:value="0.44586780637198886" table:style-name="ce49">
            <text:p>44,6%</text:p>
          </table:table-cell>
          <table:table-cell office:value-type="float" office:value="82491" table:style-name="ce7">
            <text:p>82.491</text:p>
          </table:table-cell>
          <table:table-cell office:value-type="percentage" office:value="0.86245255993392367" table:style-name="ce49">
            <text:p>86,2%</text:p>
          </table:table-cell>
          <table:table-cell office:value-type="float" office:value="226205" table:style-name="ce7">
            <text:p>226.205</text:p>
          </table:table-cell>
          <table:table-cell office:value-type="percentage" office:value="0.92973695026715986" table:style-name="ce49">
            <text:p>93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175" table:style-name="ce7">
            <text:p>269.175</text:p>
          </table:table-cell>
          <table:table-cell office:value-type="percentage" office:value="0.9098637443762021" table:style-name="ce49">
            <text:p>91,0%</text:p>
          </table:table-cell>
          <table:table-cell office:value-type="float" office:value="204030" table:style-name="ce7">
            <text:p>204.030</text:p>
          </table:table-cell>
          <table:table-cell office:value-type="percentage" office:value="0.92387735972939811" table:style-name="ce49">
            <text:p>92,4%</text:p>
          </table:table-cell>
          <table:table-cell office:value-type="float" office:value="218443" table:style-name="ce7">
            <text:p>218.443</text:p>
          </table:table-cell>
          <table:table-cell office:value-type="percentage" office:value="0.76836736488506652" table:style-name="ce49">
            <text:p>76,8%</text:p>
          </table:table-cell>
          <table:table-cell office:value-type="float" office:value="169707" table:style-name="ce7">
            <text:p>169.707</text:p>
          </table:table-cell>
          <table:table-cell office:value-type="percentage" office:value="0.59683902891929819" table:style-name="ce49">
            <text:p>59,7%</text:p>
          </table:table-cell>
          <table:table-cell office:value-type="float" office:value="80573" table:style-name="ce7">
            <text:p>80.573</text:p>
          </table:table-cell>
          <table:table-cell office:value-type="percentage" office:value="0.3947508953461597" table:style-name="ce49">
            <text:p>39,5%</text:p>
          </table:table-cell>
          <table:table-cell office:value-type="float" office:value="47503" table:style-name="ce7">
            <text:p>47.503</text:p>
          </table:table-cell>
          <table:table-cell office:value-type="percentage" office:value="0.27624286902262724" table:style-name="ce49">
            <text:p>27,6%</text:p>
          </table:table-cell>
          <table:table-cell office:value-type="float" office:value="64557" table:style-name="ce7">
            <text:p>64.557</text:p>
          </table:table-cell>
          <table:table-cell office:value-type="percentage" office:value="0.83441474511425917" table:style-name="ce49">
            <text:p>83,4%</text:p>
          </table:table-cell>
          <table:table-cell office:value-type="float" office:value="180598" table:style-name="ce7">
            <text:p>180.598</text:p>
          </table:table-cell>
          <table:table-cell office:value-type="percentage" office:value="0.87064971628846499" table:style-name="ce49">
            <text:p>87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2277" table:style-name="ce7">
            <text:p>972.277</text:p>
          </table:table-cell>
          <table:table-cell office:value-type="percentage" office:value="0.90583069518537218" table:style-name="ce49">
            <text:p>90,6%</text:p>
          </table:table-cell>
          <table:table-cell office:value-type="float" office:value="715244" table:style-name="ce7">
            <text:p>715.244</text:p>
          </table:table-cell>
          <table:table-cell office:value-type="percentage" office:value="0.89599819608776532" table:style-name="ce49">
            <text:p>89,6%</text:p>
          </table:table-cell>
          <table:table-cell office:value-type="float" office:value="745576" table:style-name="ce7">
            <text:p>745.576</text:p>
          </table:table-cell>
          <table:table-cell office:value-type="percentage" office:value="0.72024220082807333" table:style-name="ce49">
            <text:p>72,0%</text:p>
          </table:table-cell>
          <table:table-cell office:value-type="float" office:value="618411" table:style-name="ce7">
            <text:p>618.411</text:p>
          </table:table-cell>
          <table:table-cell office:value-type="percentage" office:value="0.53828979391457843" table:style-name="ce49">
            <text:p>53,8%</text:p>
          </table:table-cell>
          <table:table-cell office:value-type="float" office:value="284960" table:style-name="ce7">
            <text:p>284.960</text:p>
          </table:table-cell>
          <table:table-cell office:value-type="percentage" office:value="0.35244644535694852" table:style-name="ce49">
            <text:p>35,2%</text:p>
          </table:table-cell>
          <table:table-cell office:value-type="float" office:value="166806" table:style-name="ce7">
            <text:p>166.806</text:p>
          </table:table-cell>
          <table:table-cell office:value-type="percentage" office:value="0.24806300692707389" table:style-name="ce49">
            <text:p>24,8%</text:p>
          </table:table-cell>
          <table:table-cell office:value-type="float" office:value="213512" table:style-name="ce7">
            <text:p>213.512</text:p>
          </table:table-cell>
          <table:table-cell office:value-type="percentage" office:value="0.61432755773203584" table:style-name="ce49">
            <text:p>61,4%</text:p>
          </table:table-cell>
          <table:table-cell office:value-type="float" office:value="702574" table:style-name="ce7">
            <text:p>702.574</text:p>
          </table:table-cell>
          <table:table-cell office:value-type="percentage" office:value="0.8739939243605277" table:style-name="ce49">
            <text:p>87,4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7572" table:style-name="ce7">
            <text:p>687.572</text:p>
          </table:table-cell>
          <table:table-cell office:value-type="percentage" office:value="0.94558536950981864" table:style-name="ce49">
            <text:p>94,6%</text:p>
          </table:table-cell>
          <table:table-cell office:value-type="float" office:value="552280" table:style-name="ce7">
            <text:p>552.280</text:p>
          </table:table-cell>
          <table:table-cell office:value-type="percentage" office:value="0.96829393159456068" table:style-name="ce49">
            <text:p>96,8%</text:p>
          </table:table-cell>
          <table:table-cell office:value-type="float" office:value="584739" table:style-name="ce7">
            <text:p>584.739</text:p>
          </table:table-cell>
          <table:table-cell office:value-type="percentage" office:value="0.8171105254479345" table:style-name="ce49">
            <text:p>81,7%</text:p>
          </table:table-cell>
          <table:table-cell office:value-type="float" office:value="490228" table:style-name="ce7">
            <text:p>490.228</text:p>
          </table:table-cell>
          <table:table-cell office:value-type="percentage" office:value="0.64759313077939229" table:style-name="ce49">
            <text:p>64,8%</text:p>
          </table:table-cell>
          <table:table-cell office:value-type="float" office:value="250994" table:style-name="ce7">
            <text:p>250.994</text:p>
          </table:table-cell>
          <table:table-cell office:value-type="percentage" office:value="0.48489637265660018" table:style-name="ce49">
            <text:p>48,5%</text:p>
          </table:table-cell>
          <table:table-cell office:value-type="float" office:value="173533" table:style-name="ce7">
            <text:p>173.533</text:p>
          </table:table-cell>
          <table:table-cell office:value-type="percentage" office:value="0.40065154100298528" table:style-name="ce49">
            <text:p>40,1%</text:p>
          </table:table-cell>
          <table:table-cell office:value-type="float" office:value="184914" table:style-name="ce7">
            <text:p>184.914</text:p>
          </table:table-cell>
          <table:table-cell office:value-type="percentage" office:value="0.87601262044853756" table:style-name="ce49">
            <text:p>87,6%</text:p>
          </table:table-cell>
          <table:table-cell office:value-type="float" office:value="429136" table:style-name="ce7">
            <text:p>429.136</text:p>
          </table:table-cell>
          <table:table-cell office:value-type="percentage" office:value="0.92011869843393546" table:style-name="ce49">
            <text:p>92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411" table:style-name="ce7">
            <text:p>154.411</text:p>
          </table:table-cell>
          <table:table-cell office:value-type="percentage" office:value="0.89062887531507218" table:style-name="ce49">
            <text:p>89,1%</text:p>
          </table:table-cell>
          <table:table-cell office:value-type="float" office:value="125537" table:style-name="ce7">
            <text:p>125.537</text:p>
          </table:table-cell>
          <table:table-cell office:value-type="percentage" office:value="0.94747050876623617" table:style-name="ce49">
            <text:p>94,7%</text:p>
          </table:table-cell>
          <table:table-cell office:value-type="float" office:value="130341" table:style-name="ce7">
            <text:p>130.341</text:p>
          </table:table-cell>
          <table:table-cell office:value-type="percentage" office:value="0.80774522198259835" table:style-name="ce49">
            <text:p>80,8%</text:p>
          </table:table-cell>
          <table:table-cell office:value-type="float" office:value="98494" table:style-name="ce7">
            <text:p>98.494</text:p>
          </table:table-cell>
          <table:table-cell office:value-type="percentage" office:value="0.67568550240448932" table:style-name="ce49">
            <text:p>67,6%</text:p>
          </table:table-cell>
          <table:table-cell office:value-type="float" office:value="60199" table:style-name="ce7">
            <text:p>60.199</text:p>
          </table:table-cell>
          <table:table-cell office:value-type="percentage" office:value="0.53418579681080458" table:style-name="ce49">
            <text:p>53,4%</text:p>
          </table:table-cell>
          <table:table-cell office:value-type="float" office:value="31366" table:style-name="ce7">
            <text:p>31.366</text:p>
          </table:table-cell>
          <table:table-cell office:value-type="percentage" office:value="0.33745024206562668" table:style-name="ce49">
            <text:p>33,7%</text:p>
          </table:table-cell>
          <table:table-cell office:value-type="float" office:value="35048" table:style-name="ce7">
            <text:p>35.048</text:p>
          </table:table-cell>
          <table:table-cell office:value-type="percentage" office:value="0.87899079577659067" table:style-name="ce49">
            <text:p>87,9%</text:p>
          </table:table-cell>
          <table:table-cell office:value-type="float" office:value="92233" table:style-name="ce7">
            <text:p>92.233</text:p>
          </table:table-cell>
          <table:table-cell office:value-type="percentage" office:value="0.91481025966554919" table:style-name="ce49">
            <text:p>91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671" table:style-name="ce7">
            <text:p>505.671</text:p>
          </table:table-cell>
          <table:table-cell office:value-type="percentage" office:value="0.94910536480807528" table:style-name="ce49">
            <text:p>94,9%</text:p>
          </table:table-cell>
          <table:table-cell office:value-type="float" office:value="334589" table:style-name="ce7">
            <text:p>334.589</text:p>
          </table:table-cell>
          <table:table-cell office:value-type="percentage" office:value="0.96292640249114314" table:style-name="ce49">
            <text:p>96,3%</text:p>
          </table:table-cell>
          <table:table-cell office:value-type="float" office:value="372401" table:style-name="ce7">
            <text:p>372.401</text:p>
          </table:table-cell>
          <table:table-cell office:value-type="percentage" office:value="0.9496876036008467" table:style-name="ce49">
            <text:p>95,0%</text:p>
          </table:table-cell>
          <table:table-cell office:value-type="float" office:value="373622" table:style-name="ce7">
            <text:p>373.622</text:p>
          </table:table-cell>
          <table:table-cell office:value-type="percentage" office:value="0.91089104083165107" table:style-name="ce49">
            <text:p>91,1%</text:p>
          </table:table-cell>
          <table:table-cell office:value-type="float" office:value="181670" table:style-name="ce7">
            <text:p>181.670</text:p>
          </table:table-cell>
          <table:table-cell office:value-type="percentage" office:value="0.68308805282116458" table:style-name="ce49">
            <text:p>68,3%</text:p>
          </table:table-cell>
          <table:table-cell office:value-type="float" office:value="125149" table:style-name="ce7">
            <text:p>125.149</text:p>
          </table:table-cell>
          <table:table-cell office:value-type="percentage" office:value="0.62307822519616041" table:style-name="ce49">
            <text:p>62,3%</text:p>
          </table:table-cell>
          <table:table-cell office:value-type="float" office:value="112999" table:style-name="ce7">
            <text:p>112.999</text:p>
          </table:table-cell>
          <table:table-cell office:value-type="percentage" office:value="0.91121612141054276" table:style-name="ce49">
            <text:p>91,1%</text:p>
          </table:table-cell>
          <table:table-cell office:value-type="float" office:value="299006" table:style-name="ce7">
            <text:p>299.006</text:p>
          </table:table-cell>
          <table:table-cell office:value-type="percentage" office:value="0.98237348499035715" table:style-name="ce49">
            <text:p>98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094" table:style-name="ce7">
            <text:p>48.094</text:p>
          </table:table-cell>
          <table:table-cell office:value-type="percentage" office:value="0.92639892131368584" table:style-name="ce49">
            <text:p>92,6%</text:p>
          </table:table-cell>
          <table:table-cell office:value-type="float" office:value="35657" table:style-name="ce7">
            <text:p>35.657</text:p>
          </table:table-cell>
          <table:table-cell office:value-type="percentage" office:value="0.93639538853436277" table:style-name="ce49">
            <text:p>93,6%</text:p>
          </table:table-cell>
          <table:table-cell office:value-type="float" office:value="32617" table:style-name="ce7">
            <text:p>32.617</text:p>
          </table:table-cell>
          <table:table-cell office:value-type="percentage" office:value="0.72006976179437931" table:style-name="ce49">
            <text:p>72,0%</text:p>
          </table:table-cell>
          <table:table-cell office:value-type="float" office:value="26666" table:style-name="ce7">
            <text:p>26.666</text:p>
          </table:table-cell>
          <table:table-cell office:value-type="percentage" office:value="0.55992776751217876" table:style-name="ce49">
            <text:p>56,0%</text:p>
          </table:table-cell>
          <table:table-cell office:value-type="float" office:value="11153" table:style-name="ce7">
            <text:p>11.153</text:p>
          </table:table-cell>
          <table:table-cell office:value-type="percentage" office:value="0.35230754651419904" table:style-name="ce49">
            <text:p>35,2%</text:p>
          </table:table-cell>
          <table:table-cell office:value-type="float" office:value="4100" table:style-name="ce7">
            <text:p>4.100</text:p>
          </table:table-cell>
          <table:table-cell office:value-type="percentage" office:value="0.16628812459441922" table:style-name="ce49">
            <text:p>16,6%</text:p>
          </table:table-cell>
          <table:table-cell office:value-type="float" office:value="12508" table:style-name="ce7">
            <text:p>12.508</text:p>
          </table:table-cell>
          <table:table-cell office:value-type="percentage" office:value="0.87603305785123964" table:style-name="ce49">
            <text:p>87,6%</text:p>
          </table:table-cell>
          <table:table-cell office:value-type="float" office:value="25033" table:style-name="ce7">
            <text:p>25.033</text:p>
          </table:table-cell>
          <table:table-cell office:value-type="percentage" office:value="0.8443687388268627" table:style-name="ce49">
            <text:p>84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0734" table:style-name="ce7">
            <text:p>160.734</text:p>
          </table:table-cell>
          <table:table-cell office:value-type="percentage" office:value="0.91094260065288357" table:style-name="ce49">
            <text:p>91,1%</text:p>
          </table:table-cell>
          <table:table-cell office:value-type="float" office:value="130802" table:style-name="ce7">
            <text:p>130.802</text:p>
          </table:table-cell>
          <table:table-cell office:value-type="percentage" office:value="0.8941770005879055" table:style-name="ce49">
            <text:p>89,4%</text:p>
          </table:table-cell>
          <table:table-cell office:value-type="float" office:value="146165" table:style-name="ce7">
            <text:p>146.165</text:p>
          </table:table-cell>
          <table:table-cell office:value-type="percentage" office:value="0.70359922787728835" table:style-name="ce49">
            <text:p>70,4%</text:p>
          </table:table-cell>
          <table:table-cell office:value-type="float" office:value="121110" table:style-name="ce7">
            <text:p>121.110</text:p>
          </table:table-cell>
          <table:table-cell office:value-type="percentage" office:value="0.52095476111615346" table:style-name="ce49">
            <text:p>52,1%</text:p>
          </table:table-cell>
          <table:table-cell office:value-type="float" office:value="54809" table:style-name="ce7">
            <text:p>54.809</text:p>
          </table:table-cell>
          <table:table-cell office:value-type="percentage" office:value="0.323006294052474" table:style-name="ce49">
            <text:p>32,3%</text:p>
          </table:table-cell>
          <table:table-cell office:value-type="float" office:value="39409" table:style-name="ce7">
            <text:p>39.409</text:p>
          </table:table-cell>
          <table:table-cell office:value-type="percentage" office:value="0.27352165463631317" table:style-name="ce49">
            <text:p>27,4%</text:p>
          </table:table-cell>
          <table:table-cell office:value-type="float" office:value="49921" table:style-name="ce7">
            <text:p>49.921</text:p>
          </table:table-cell>
          <table:table-cell office:value-type="percentage" office:value="0.74854178224947898" table:style-name="ce49">
            <text:p>74,9%</text:p>
          </table:table-cell>
          <table:table-cell office:value-type="float" office:value="110991" table:style-name="ce7">
            <text:p>110.991</text:p>
          </table:table-cell>
          <table:table-cell office:value-type="percentage" office:value="0.8420848981449868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761" table:style-name="ce7">
            <text:p>92.761</text:p>
          </table:table-cell>
          <table:table-cell office:value-type="percentage" office:value="0.94476696814144867" table:style-name="ce49">
            <text:p>94,5%</text:p>
          </table:table-cell>
          <table:table-cell office:value-type="float" office:value="70047" table:style-name="ce7">
            <text:p>70.047</text:p>
          </table:table-cell>
          <table:table-cell office:value-type="percentage" office:value="0.96941472798483197" table:style-name="ce49">
            <text:p>96,9%</text:p>
          </table:table-cell>
          <table:table-cell office:value-type="float" office:value="70806" table:style-name="ce7">
            <text:p>70.806</text:p>
          </table:table-cell>
          <table:table-cell office:value-type="percentage" office:value="0.76818591127553626" table:style-name="ce49">
            <text:p>76,8%</text:p>
          </table:table-cell>
          <table:table-cell office:value-type="float" office:value="55062" table:style-name="ce7">
            <text:p>55.062</text:p>
          </table:table-cell>
          <table:table-cell office:value-type="percentage" office:value="0.57403488287236371" table:style-name="ce49">
            <text:p>57,4%</text:p>
          </table:table-cell>
          <table:table-cell office:value-type="float" office:value="25813" table:style-name="ce7">
            <text:p>25.813</text:p>
          </table:table-cell>
          <table:table-cell office:value-type="percentage" office:value="0.39596563890167202" table:style-name="ce49">
            <text:p>39,6%</text:p>
          </table:table-cell>
          <table:table-cell office:value-type="float" office:value="16369" table:style-name="ce7">
            <text:p>16.369</text:p>
          </table:table-cell>
          <table:table-cell office:value-type="percentage" office:value="0.27882060366559924" table:style-name="ce49">
            <text:p>27,9%</text:p>
          </table:table-cell>
          <table:table-cell office:value-type="float" office:value="20236" table:style-name="ce7">
            <text:p>20.236</text:p>
          </table:table-cell>
          <table:table-cell office:value-type="percentage" office:value="0.84953820319059614" table:style-name="ce49">
            <text:p>85,0%</text:p>
          </table:table-cell>
          <table:table-cell office:value-type="float" office:value="60520" table:style-name="ce7">
            <text:p>60.520</text:p>
          </table:table-cell>
          <table:table-cell office:value-type="percentage" office:value="0.89719071973908526" table:style-name="ce49">
            <text:p>89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312" table:style-name="ce7">
            <text:p>343.312</text:p>
          </table:table-cell>
          <table:table-cell office:value-type="percentage" office:value="0.91380751356156875" table:style-name="ce49">
            <text:p>91,4%</text:p>
          </table:table-cell>
          <table:table-cell office:value-type="float" office:value="249930" table:style-name="ce7">
            <text:p>249.930</text:p>
          </table:table-cell>
          <table:table-cell office:value-type="percentage" office:value="0.90817257204733992" table:style-name="ce49">
            <text:p>90,8%</text:p>
          </table:table-cell>
          <table:table-cell office:value-type="float" office:value="251181" table:style-name="ce7">
            <text:p>251.181</text:p>
          </table:table-cell>
          <table:table-cell office:value-type="percentage" office:value="0.77538880416864753" table:style-name="ce49">
            <text:p>77,5%</text:p>
          </table:table-cell>
          <table:table-cell office:value-type="float" office:value="175384" table:style-name="ce7">
            <text:p>175.384</text:p>
          </table:table-cell>
          <table:table-cell office:value-type="percentage" office:value="0.54420772386230354" table:style-name="ce49">
            <text:p>54,4%</text:p>
          </table:table-cell>
          <table:table-cell office:value-type="float" office:value="68432" table:style-name="ce7">
            <text:p>68.432</text:p>
          </table:table-cell>
          <table:table-cell office:value-type="percentage" office:value="0.3301507658907249" table:style-name="ce49">
            <text:p>33,0%</text:p>
          </table:table-cell>
          <table:table-cell office:value-type="float" office:value="39235" table:style-name="ce7">
            <text:p>39.235</text:p>
          </table:table-cell>
          <table:table-cell office:value-type="percentage" office:value="0.22949947063330975" table:style-name="ce49">
            <text:p>22,9%</text:p>
          </table:table-cell>
          <table:table-cell office:value-type="float" office:value="80184" table:style-name="ce7">
            <text:p>80.184</text:p>
          </table:table-cell>
          <table:table-cell office:value-type="percentage" office:value="0.80998030203545635" table:style-name="ce49">
            <text:p>81,0%</text:p>
          </table:table-cell>
          <table:table-cell office:value-type="float" office:value="192254" table:style-name="ce7">
            <text:p>192.254</text:p>
          </table:table-cell>
          <table:table-cell office:value-type="percentage" office:value="0.87114168161963279" table:style-name="ce49">
            <text:p>87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43" table:style-name="ce7">
            <text:p>5.443</text:p>
          </table:table-cell>
          <table:table-cell office:value-type="percentage" office:value="0.83162719633307869" table:style-name="ce49">
            <text:p>83,2%</text:p>
          </table:table-cell>
          <table:table-cell office:value-type="float" office:value="6664" table:style-name="ce7">
            <text:p>6.664</text:p>
          </table:table-cell>
          <table:table-cell office:value-type="percentage" office:value="0.84173297966401417" table:style-name="ce49">
            <text:p>84,2%</text:p>
          </table:table-cell>
          <table:table-cell office:value-type="float" office:value="7434" table:style-name="ce7">
            <text:p>7.434</text:p>
          </table:table-cell>
          <table:table-cell office:value-type="percentage" office:value="0.68623649958460264" table:style-name="ce49">
            <text:p>68,6%</text:p>
          </table:table-cell>
          <table:table-cell office:value-type="float" office:value="6326" table:style-name="ce7">
            <text:p>6.326</text:p>
          </table:table-cell>
          <table:table-cell office:value-type="percentage" office:value="0.55814363860949356" table:style-name="ce49">
            <text:p>55,8%</text:p>
          </table:table-cell>
          <table:table-cell office:value-type="float" office:value="3437" table:style-name="ce7">
            <text:p>3.437</text:p>
          </table:table-cell>
          <table:table-cell office:value-type="percentage" office:value="0.36901438694438482" table:style-name="ce49">
            <text:p>36,9%</text:p>
          </table:table-cell>
          <table:table-cell office:value-type="float" office:value="2120" table:style-name="ce7">
            <text:p>2.120</text:p>
          </table:table-cell>
          <table:table-cell office:value-type="percentage" office:value="0.2342800309426456" table:style-name="ce49">
            <text:p>23,4%</text:p>
          </table:table-cell>
          <table:table-cell office:value-type="float" office:value="1580" table:style-name="ce7">
            <text:p>1.580</text:p>
          </table:table-cell>
          <table:table-cell office:value-type="percentage" office:value="0.40847983453981385" table:style-name="ce49">
            <text:p>40,8%</text:p>
          </table:table-cell>
          <table:table-cell office:value-type="float" office:value="7623" table:style-name="ce7">
            <text:p>7.623</text:p>
          </table:table-cell>
          <table:table-cell office:value-type="percentage" office:value="0.85316172355903752" table:style-name="ce49">
            <text:p>85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85" table:style-name="ce7">
            <text:p>4.185</text:p>
          </table:table-cell>
          <table:table-cell office:value-type="percentage" office:value="0.77199778638627559" table:style-name="ce49">
            <text:p>77,2%</text:p>
          </table:table-cell>
          <table:table-cell office:value-type="float" office:value="5109" table:style-name="ce7">
            <text:p>5.109</text:p>
          </table:table-cell>
          <table:table-cell office:value-type="percentage" office:value="0.69218263107979949" table:style-name="ce49">
            <text:p>69,2%</text:p>
          </table:table-cell>
          <table:table-cell office:value-type="float" office:value="6286" table:style-name="ce7">
            <text:p>6.286</text:p>
          </table:table-cell>
          <table:table-cell office:value-type="percentage" office:value="0.6285371462853715" table:style-name="ce49">
            <text:p>62,9%</text:p>
          </table:table-cell>
          <table:table-cell office:value-type="float" office:value="5347" table:style-name="ce7">
            <text:p>5.347</text:p>
          </table:table-cell>
          <table:table-cell office:value-type="percentage" office:value="0.50996661897949447" table:style-name="ce49">
            <text:p>51,0%</text:p>
          </table:table-cell>
          <table:table-cell office:value-type="float" office:value="2642" table:style-name="ce7">
            <text:p>2.642</text:p>
          </table:table-cell>
          <table:table-cell office:value-type="percentage" office:value="0.29460303300624441" table:style-name="ce49">
            <text:p>29,5%</text:p>
          </table:table-cell>
          <table:table-cell office:value-type="float" office:value="1967" table:style-name="ce7">
            <text:p>1.967</text:p>
          </table:table-cell>
          <table:table-cell office:value-type="percentage" office:value="0.21938434084318537" table:style-name="ce49">
            <text:p>21,9%</text:p>
          </table:table-cell>
          <table:table-cell office:value-type="float" office:value="1343" table:style-name="ce7">
            <text:p>1.343</text:p>
          </table:table-cell>
          <table:table-cell office:value-type="percentage" office:value="0.29712389380530974" table:style-name="ce49">
            <text:p>29,7%</text:p>
          </table:table-cell>
          <table:table-cell office:value-type="float" office:value="6079" table:style-name="ce7">
            <text:p>6.079</text:p>
          </table:table-cell>
          <table:table-cell office:value-type="percentage" office:value="0.85583556243840631" table:style-name="ce49">
            <text:p>85,6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06" table:style-name="ce7">
            <text:p>2.306</text:p>
          </table:table-cell>
          <table:table-cell office:value-type="percentage" office:value="0.64611936116559265" table:style-name="ce49">
            <text:p>64,6%</text:p>
          </table:table-cell>
          <table:table-cell office:value-type="float" office:value="6401" table:style-name="ce7">
            <text:p>6.401</text:p>
          </table:table-cell>
          <table:table-cell office:value-type="percentage" office:value="0.68864981172673478" table:style-name="ce49">
            <text:p>68,9%</text:p>
          </table:table-cell>
          <table:table-cell office:value-type="float" office:value="13592" table:style-name="ce7">
            <text:p>13.592</text:p>
          </table:table-cell>
          <table:table-cell office:value-type="percentage" office:value="0.62725552632793391" table:style-name="ce49">
            <text:p>62,7%</text:p>
          </table:table-cell>
          <table:table-cell office:value-type="float" office:value="12263" table:style-name="ce7">
            <text:p>12.263</text:p>
          </table:table-cell>
          <table:table-cell office:value-type="percentage" office:value="0.39062848405695538" table:style-name="ce49">
            <text:p>39,1%</text:p>
          </table:table-cell>
          <table:table-cell office:value-type="float" office:value="6956" table:style-name="ce7">
            <text:p>6.956</text:p>
          </table:table-cell>
          <table:table-cell office:value-type="percentage" office:value="0.2927363016581096" table:style-name="ce49">
            <text:p>29,3%</text:p>
          </table:table-cell>
          <table:table-cell office:value-type="float" office:value="1172" table:style-name="ce7">
            <text:p>1.172</text:p>
          </table:table-cell>
          <table:table-cell office:value-type="percentage" office:value="0.91562500000000002" table:style-name="ce49">
            <text:p>91,6%</text:p>
          </table:table-cell>
          <table:table-cell office:value-type="float" office:value="24614" table:style-name="ce7">
            <text:p>24.614</text:p>
          </table:table-cell>
          <table:table-cell office:value-type="percentage" office:value="0.46306085974978833" table:style-name="ce49">
            <text:p>46,3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9" table:style-name="ce7">
            <text:p>59</text:p>
          </table:table-cell>
          <table:table-cell office:value-type="percentage" office:value="0.75641025641025639" table:style-name="ce52">
            <text:p>75,6%</text:p>
          </table:table-cell>
          <table:table-cell office:value-type="float" office:value="228" table:style-name="ce7">
            <text:p>228</text:p>
          </table:table-cell>
          <table:table-cell office:value-type="percentage" office:value="0.78892733564013839" table:style-name="ce52">
            <text:p>78,9%</text:p>
          </table:table-cell>
          <table:table-cell office:value-type="float" office:value="546" table:style-name="ce7">
            <text:p>546</text:p>
          </table:table-cell>
          <table:table-cell office:value-type="percentage" office:value="0.62686567164179108" table:style-name="ce52">
            <text:p>62,7%</text:p>
          </table:table-cell>
          <table:table-cell office:value-type="float" office:value="699" table:style-name="ce7">
            <text:p>699</text:p>
          </table:table-cell>
          <table:table-cell office:value-type="percentage" office:value="0.38427707531610777" table:style-name="ce52">
            <text:p>38,4%</text:p>
          </table:table-cell>
          <table:table-cell office:value-type="float" office:value="677" table:style-name="ce7">
            <text:p>677</text:p>
          </table:table-cell>
          <table:table-cell office:value-type="percentage" office:value="0.30290827740492171" table:style-name="ce52">
            <text:p>30,3%</text:p>
          </table:table-cell>
          <table:table-cell office:value-type="float" office:value="645" table:style-name="ce7">
            <text:p>645</text:p>
          </table:table-cell>
          <table:table-cell office:value-type="percentage" office:value="0.32347041123370113" table:style-name="ce52">
            <text:p>32,3%</text:p>
          </table:table-cell>
          <table:table-cell office:value-type="float" office:value="1258" table:style-name="ce7">
            <text:p>1.258</text:p>
          </table:table-cell>
          <table:table-cell office:value-type="percentage" office:value="0.28005342831700802" table:style-name="ce52">
            <text:p>28,0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38965" table:style-name="ce67">
            <text:p>6.338.965</text:p>
          </table:table-cell>
          <table:table-cell office:value-type="percentage" office:value="0.92422737139477895" table:style-name="ce68">
            <text:p>92,42%</text:p>
          </table:table-cell>
          <table:table-cell office:value-type="float" office:value="4850116" table:style-name="ce67">
            <text:p>4.850.116</text:p>
          </table:table-cell>
          <table:table-cell office:value-type="percentage" office:value="0.91997141897360579" table:style-name="ce68">
            <text:p>92,00%</text:p>
          </table:table-cell>
          <table:table-cell office:value-type="float" office:value="5080266" table:style-name="ce67">
            <text:p>5.080.266</text:p>
          </table:table-cell>
          <table:table-cell office:value-type="percentage" office:value="0.75765045210572546" table:style-name="ce68">
            <text:p>75,77%</text:p>
          </table:table-cell>
          <table:table-cell office:value-type="float" office:value="4117700" table:style-name="ce67">
            <text:p>4.117.700</text:p>
          </table:table-cell>
          <table:table-cell office:value-type="percentage" office:value="0.58572740894746023" table:style-name="ce68">
            <text:p>58,57%</text:p>
          </table:table-cell>
          <table:table-cell office:value-type="float" office:value="2000131" table:style-name="ce67">
            <text:p>2.000.131</text:p>
          </table:table-cell>
          <table:table-cell office:value-type="percentage" office:value="0.40093769174842087" table:style-name="ce68">
            <text:p>40,09%</text:p>
          </table:table-cell>
          <table:table-cell office:value-type="float" office:value="1255866" table:style-name="ce67">
            <text:p>1.255.866</text:p>
          </table:table-cell>
          <table:table-cell office:value-type="percentage" office:value="0.30718868877095762" table:style-name="ce68">
            <text:p>30,72%</text:p>
          </table:table-cell>
          <table:table-cell office:value-type="float" office:value="1482495" table:style-name="ce67">
            <text:p>1.482.495</text:p>
          </table:table-cell>
          <table:table-cell office:value-type="percentage" office:value="0.74755989575979576" table:style-name="ce68">
            <text:p>74,76%</text:p>
          </table:table-cell>
          <table:table-cell office:value-type="float" office:value="4229514" table:style-name="ce67">
            <text:p>4.229.514</text:p>
          </table:table-cell>
          <table:table-cell office:value-type="percentage" office:value="0.87692689507950161" table:style-name="ce68">
            <text:p>87,69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0921" table:style-name="ce8">
            <text:p>410.921</text:p>
          </table:table-cell>
          <table:table-cell office:value-type="percentage" office:value="0.65680838446821055" table:style-name="ce79">
            <text:p>65,7%</text:p>
          </table:table-cell>
          <table:table-cell office:value-type="float" office:value="113046" table:style-name="ce8">
            <text:p>113.046</text:p>
          </table:table-cell>
          <table:table-cell office:value-type="percentage" office:value="0.18069059656380018" table:style-name="ce79">
            <text:p>18,1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573" table:style-name="ce8">
            <text:p>49.573</text:p>
          </table:table-cell>
          <table:table-cell office:value-type="percentage" office:value="0.55357282442407119" table:style-name="ce79">
            <text:p>55,4%</text:p>
          </table:table-cell>
          <table:table-cell office:value-type="float" office:value="14798" table:style-name="ce8">
            <text:p>14.798</text:p>
          </table:table-cell>
          <table:table-cell office:value-type="percentage" office:value="0.16524661924489956" table:style-name="ce79">
            <text:p>16,5%</text:p>
          </table:table-cell>
          <table:table-cell office:value-type="date" office:date-value="2022-02-19T00:00:00" table:style-name="ce11">
            <text:p>19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39995" table:style-name="ce8">
            <text:p>39.995</text:p>
          </table:table-cell>
          <table:table-cell office:value-type="percentage" office:value="0.74776577048199533" table:style-name="ce79">
            <text:p>74,8%</text:p>
          </table:table-cell>
          <table:table-cell office:value-type="float" office:value="10931" table:style-name="ce8">
            <text:p>10.931</text:p>
          </table:table-cell>
          <table:table-cell office:value-type="percentage" office:value="0.20437123733313389" table:style-name="ce79">
            <text:p>20,4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260" table:style-name="ce8">
            <text:p>29.260</text:p>
          </table:table-cell>
          <table:table-cell office:value-type="percentage" office:value="0.34666603478508129" table:style-name="ce79">
            <text:p>34,7%</text:p>
          </table:table-cell>
          <table:table-cell office:value-type="float" office:value="5542" table:style-name="ce8">
            <text:p>5.542</text:p>
          </table:table-cell>
          <table:table-cell office:value-type="percentage" office:value="6.5660395241931666E-2" table:style-name="ce79">
            <text:p>6,6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0946" table:style-name="ce8">
            <text:p>70.946</text:p>
          </table:table-cell>
          <table:table-cell office:value-type="percentage" office:value="0.5314705221364896" table:style-name="ce79">
            <text:p>53,1%</text:p>
          </table:table-cell>
          <table:table-cell office:value-type="float" office:value="15194" table:style-name="ce8">
            <text:p>15.194</text:p>
          </table:table-cell>
          <table:table-cell office:value-type="percentage" office:value="0.11382126001947711" table:style-name="ce79">
            <text:p>11,4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3582" table:style-name="ce8">
            <text:p>23.582</text:p>
          </table:table-cell>
          <table:table-cell office:value-type="percentage" office:value="0.64071075368146502" table:style-name="ce79">
            <text:p>64,1%</text:p>
          </table:table-cell>
          <table:table-cell office:value-type="float" office:value="5673" table:style-name="ce8">
            <text:p>5.673</text:p>
          </table:table-cell>
          <table:table-cell office:value-type="percentage" office:value="0.15413247840026081" table:style-name="ce79">
            <text:p>15,4%</text:p>
          </table:table-cell>
          <table:table-cell office:value-type="date" office:date-value="2022-02-17T00:00:00" table:style-name="ce11">
            <text:p>1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3988" table:style-name="ce8">
            <text:p>93.988</text:p>
          </table:table-cell>
          <table:table-cell office:value-type="percentage" office:value="0.68635440856445984" table:style-name="ce79">
            <text:p>68,6%</text:p>
          </table:table-cell>
          <table:table-cell office:value-type="float" office:value="32685" table:style-name="ce8">
            <text:p>32.685</text:p>
          </table:table-cell>
          <table:table-cell office:value-type="percentage" office:value="0.23868466021119047" table:style-name="ce79">
            <text:p>23,9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3674" table:style-name="ce8">
            <text:p>93.674</text:p>
          </table:table-cell>
          <table:table-cell office:value-type="percentage" office:value="0.63488857561134304" table:style-name="ce79">
            <text:p>63,5%</text:p>
          </table:table-cell>
          <table:table-cell office:value-type="float" office:value="26570" table:style-name="ce8">
            <text:p>26.570</text:p>
          </table:table-cell>
          <table:table-cell office:value-type="percentage" office:value="0.18008187388168953" table:style-name="ce79">
            <text:p>18,0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7054" table:style-name="ce8">
            <text:p>227.054</text:p>
          </table:table-cell>
          <table:table-cell office:value-type="percentage" office:value="0.40615491393173569" table:style-name="ce79">
            <text:p>40,6%</text:p>
          </table:table-cell>
          <table:table-cell office:value-type="float" office:value="53961" table:style-name="ce8">
            <text:p>53.961</text:p>
          </table:table-cell>
          <table:table-cell office:value-type="percentage" office:value="9.6525607611715233E-2" table:style-name="ce79">
            <text:p>9,7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2441" table:style-name="ce8">
            <text:p>232.441</text:p>
          </table:table-cell>
          <table:table-cell office:value-type="percentage" office:value="0.65993129294191133" table:style-name="ce79">
            <text:p>66,0%</text:p>
          </table:table-cell>
          <table:table-cell office:value-type="float" office:value="24941" table:style-name="ce8">
            <text:p>24.941</text:p>
          </table:table-cell>
          <table:table-cell office:value-type="percentage" office:value="7.0810856850831869E-2" table:style-name="ce79">
            <text:p>7,1%</text:p>
          </table:table-cell>
          <table:table-cell office:value-type="date" office:date-value="2022-02-19T00:00:00" table:style-name="ce11">
            <text:p>19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1905" table:style-name="ce8">
            <text:p>51.905</text:p>
          </table:table-cell>
          <table:table-cell office:value-type="percentage" office:value="0.76843928582003374" table:style-name="ce79">
            <text:p>76,8%</text:p>
          </table:table-cell>
          <table:table-cell office:value-type="float" office:value="13873" table:style-name="ce8">
            <text:p>13.873</text:p>
          </table:table-cell>
          <table:table-cell office:value-type="percentage" office:value="0.20538595919817607" table:style-name="ce79">
            <text:p>20,5%</text:p>
          </table:table-cell>
          <table:table-cell office:value-type="date" office:date-value="2022-02-19T00:00:00" table:style-name="ce11">
            <text:p>19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7061" table:style-name="ce8">
            <text:p>127.061</text:p>
          </table:table-cell>
          <table:table-cell office:value-type="percentage" office:value="0.83014393142513676" table:style-name="ce79">
            <text:p>83,0%</text:p>
          </table:table-cell>
          <table:table-cell office:value-type="float" office:value="32470" table:style-name="ce8">
            <text:p>32.470</text:p>
          </table:table-cell>
          <table:table-cell office:value-type="percentage" office:value="0.21214041644071893" table:style-name="ce79">
            <text:p>21,2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3758" table:style-name="ce8">
            <text:p>13.758</text:p>
          </table:table-cell>
          <table:table-cell office:value-type="percentage" office:value="0.62718818380743979" table:style-name="ce79">
            <text:p>62,7%</text:p>
          </table:table-cell>
          <table:table-cell office:value-type="float" office:value="3692" table:style-name="ce8">
            <text:p>3.692</text:p>
          </table:table-cell>
          <table:table-cell office:value-type="percentage" office:value="0.16830780452224653" table:style-name="ce79">
            <text:p>16,8%</text:p>
          </table:table-cell>
          <table:table-cell office:value-type="date" office:date-value="2022-02-18T00:00:00" table:style-name="ce11">
            <text:p>1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29602" table:style-name="ce8">
            <text:p>229.602</text:p>
          </table:table-cell>
          <table:table-cell office:value-type="percentage" office:value="0.46737940047307502" table:style-name="ce79">
            <text:p>46,7%</text:p>
          </table:table-cell>
          <table:table-cell office:value-type="float" office:value="45342" table:style-name="ce8">
            <text:p>45.342</text:p>
          </table:table-cell>
          <table:table-cell office:value-type="percentage" office:value="9.2298485101393574E-2" table:style-name="ce79">
            <text:p>9,2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310" table:style-name="ce8">
            <text:p>65.310</text:p>
          </table:table-cell>
          <table:table-cell office:value-type="percentage" office:value="0.54133132195578837" table:style-name="ce79">
            <text:p>54,1%</text:p>
          </table:table-cell>
          <table:table-cell office:value-type="float" office:value="16419" table:style-name="ce8">
            <text:p>16.419</text:p>
          </table:table-cell>
          <table:table-cell office:value-type="percentage" office:value="0.13609124139017131" table:style-name="ce79">
            <text:p>13,6%</text:p>
          </table:table-cell>
          <table:table-cell office:value-type="date" office:date-value="2022-02-18T00:00:00" table:style-name="ce11">
            <text:p>1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352" table:style-name="ce8">
            <text:p>26.352</text:p>
          </table:table-cell>
          <table:table-cell office:value-type="percentage" office:value="0.53982300884955747" table:style-name="ce79">
            <text:p>54,0%</text:p>
          </table:table-cell>
          <table:table-cell office:value-type="float" office:value="8203" table:style-name="ce8">
            <text:p>8.203</text:p>
          </table:table-cell>
          <table:table-cell office:value-type="percentage" office:value="0.16803916748607015" table:style-name="ce79">
            <text:p>16,8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206" table:style-name="ce8">
            <text:p>79.206</text:p>
          </table:table-cell>
          <table:table-cell office:value-type="percentage" office:value="0.53764594080912298" table:style-name="ce79">
            <text:p>53,8%</text:p>
          </table:table-cell>
          <table:table-cell office:value-type="float" office:value="22573" table:style-name="ce8">
            <text:p>22.573</text:p>
          </table:table-cell>
          <table:table-cell office:value-type="percentage" office:value="0.15322427368992669" table:style-name="ce79">
            <text:p>15,3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53" table:style-name="ce8">
            <text:p>2.853</text:p>
          </table:table-cell>
          <table:table-cell office:value-type="percentage" office:value="0.35877766599597588" table:style-name="ce79">
            <text:p>35,9%</text:p>
          </table:table-cell>
          <table:table-cell office:value-type="float" office:value="846" table:style-name="ce8">
            <text:p>846</text:p>
          </table:table-cell>
          <table:table-cell office:value-type="percentage" office:value="0.10638832997987928" table:style-name="ce79">
            <text:p>10,6%</text:p>
          </table:table-cell>
          <table:table-cell office:value-type="date" office:date-value="2022-02-19T00:00:00" table:style-name="ce11">
            <text:p>19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55" table:style-name="ce8">
            <text:p>3.355</text:p>
          </table:table-cell>
          <table:table-cell office:value-type="percentage" office:value="0.34318739770867429" table:style-name="ce79">
            <text:p>34,3%</text:p>
          </table:table-cell>
          <table:table-cell office:value-type="float" office:value="999" table:style-name="ce8">
            <text:p>999</text:p>
          </table:table-cell>
          <table:table-cell office:value-type="percentage" office:value="0.10218903436988544" table:style-name="ce79">
            <text:p>10,2%</text:p>
          </table:table-cell>
          <table:table-cell office:value-type="date" office:date-value="2022-02-18T00:00:00" table:style-name="ce11">
            <text:p>18/02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18T00:00:00" table:style-name="ce11">
            <text:p>18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18T00:00:00" table:style-name="ce11">
            <text:p>18/02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70836" table:style-name="ce84">
            <text:p>1.870.836</text:p>
          </table:table-cell>
          <table:table-cell office:value-type="percentage" office:value="0.56909099592353984" table:style-name="ce85">
            <text:p>56,9%</text:p>
          </table:table-cell>
          <table:table-cell office:value-type="float" office:value="447758" table:style-name="ce84">
            <text:p>447.758</text:p>
          </table:table-cell>
          <table:table-cell office:value-type="percentage" office:value="0.1362038394347406" table:style-name="ce85">
            <text:p>13,6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21T17:35:26Z</dc:date>
  </office:meta>
</office:document-meta>
</file>